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Pictures/10000000000000F10000004F7D5C60E8.jpg" manifest:media-type="image/jpeg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Pictures/10000000000000F10000004F7D5C60E8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Pictures/10000000000000F10000004F7D5C60E8.jpg" manifest:media-type="image/jpeg"/>
  <manifest:file-entry manifest:full-path="Object 4/settings.xml" manifest:media-type="text/xml"/>
  <manifest:file-entry manifest:full-path="Object 4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11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09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10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70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10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6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3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7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1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2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8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4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7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5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1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0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6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73cm" fo:padding-top="0cm" fo:padding-bottom="0cm" fo:padding-left="0cm" fo:padding-right="0cm"/>
    </style:style>
    <style:style style:name="gr25" style:family="graphic" style:parent-style-name="standard">
      <style:graphic-properties fo:border="non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0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5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73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31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3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3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4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4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4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000000"/>
    </style:style>
    <style:style style:name="gr38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2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4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9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6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2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9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1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2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9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1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3.671cm" fo:min-width="15.80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4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7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8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6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8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8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start" style:writing-mode="lr-tb"/>
    </style:style>
    <style:style style:name="P6" style:family="paragraph">
      <style:paragraph-properties fo:line-height="100%" fo:text-align="start" style:writing-mode="lr-tb"/>
    </style:style>
    <style:style style:name="P7" style:family="paragraph">
      <loext:graphic-properties draw:fill="none"/>
      <style:paragraph-properties fo:line-height="100%" fo:text-align="start" style:writing-mode="lr-tb"/>
    </style:style>
    <style:style style:name="P8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10" style:family="paragraph">
      <loext:graphic-properties draw:fill="none"/>
      <style:paragraph-properties fo:text-align="start" style:writing-mode="lr-tb"/>
      <style:text-properties fo:font-size="24pt"/>
    </style:style>
    <style:style style:name="P11" style:family="paragraph">
      <loext:graphic-properties draw:fill="solid" draw:fill-color="#000000"/>
    </style:style>
    <style:style style:name="P12" style:family="paragraph">
      <style:paragraph-properties fo:line-height="150%" fo:text-align="start"/>
    </style:style>
    <style:style style:name="P13" style:family="paragraph">
      <loext:graphic-properties draw:fill="none"/>
      <style:paragraph-properties fo:line-height="150%" fo:text-align="start" style:writing-mode="lr-tb"/>
    </style:style>
    <style:style style:name="P14" style:family="paragraph">
      <style:paragraph-properties fo:text-align="center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T1" style:family="text">
      <style:text-properties fo:color="#000000" style:font-name="DejaVu Sans1" fo:font-size="10pt" style:font-size-asian="10pt" style:font-name-complex="DejaVu Sans1" style:font-size-complex="10pt"/>
    </style:style>
    <style:style style:name="T2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T3" style:family="text">
      <style:text-properties fo:color="#000000" style:font-name="DejaVu Sans1" fo:font-size="9pt" style:font-size-asian="9pt" style:font-name-complex="DejaVu Sans1" style:font-size-complex="9pt"/>
    </style:style>
    <style:style style:name="T4" style:family="text">
      <style:text-properties fo:color="#000000" style:font-name="Liberation Sans2" fo:font-size="13pt" fo:font-weight="bold" style:font-size-asian="13pt" style:font-name-complex="Liberation Sans2" style:font-size-complex="13pt" style:font-weight-complex="bold"/>
    </style:style>
    <style:style style:name="T5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6" style:family="text">
      <style:text-properties fo:color="#000000" style:font-name="Liberation Serif2" fo:font-size="10pt" fo:font-weight="bold" style:font-size-asian="10pt" style:font-name-complex="Liberation Serif2" style:font-size-complex="10pt" style:font-weight-complex="bold"/>
    </style:style>
    <style:style style:name="T7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8" style:family="text">
      <style:text-properties fo:color="#000000" style:font-name="Liberation Serif2" fo:font-size="12pt" fo:language="pt" fo:country="BR" style:font-name-asian="Times New Roman" style:font-size-asian="12pt" style:language-asian="ar" style:country-asian="SA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17.01cm" svg:height="26.262cm" svg:x="0.214cm" svg:y="1.2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6.998cm" svg:height="2.994cm" svg:x="0.3cm" svg:y="-0.59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" form:control-implementation="ooo:com.sun.star.form.component.TextField" xml:id="control1" form:id="control1" form:current-value="(nomeAluno)" form:value="(nomeAluno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itulo1" form:control-implementation="ooo:com.sun.star.form.component.TextField" xml:id="control2" form:id="control2" form:current-value="(titulo1)" form:value="(titul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itulo2" form:control-implementation="ooo:com.sun.star.form.component.TextField" xml:id="control3" form:id="control3" form:current-value="(titulo2)" form:value="(titul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orientador1" form:control-implementation="ooo:com.sun.star.form.component.TextField" xml:id="control4" form:id="control4" form:current-value="(orientador1)" form:value="(orient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1" form:control-implementation="ooo:com.sun.star.form.component.TextField" xml:id="control5" form:id="control5" form:current-value="(avaliador1)" form:value="(avali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2" form:control-implementation="ooo:com.sun.star.form.component.TextField" xml:id="control6" form:id="control6" form:current-value="(avaliador2)" form:value="(avali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3" form:control-implementation="ooo:com.sun.star.form.component.TextField" xml:id="control7" form:id="control7" form:current-value="(avaliador3)" form:value="(avali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4" form:control-implementation="ooo:com.sun.star.form.component.TextField" xml:id="control8" form:id="control8" form:current-value="(avaliador4)" form:value="(avaliador4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campoAvaliador3" form:control-implementation="ooo:com.sun.star.form.component.TextField" xml:id="control9" form:id="control9" form:current-value="Avaliador 3: " form:value="Avaliador 3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campoAvaliador4" form:control-implementation="ooo:com.sun.star.form.component.TextField" xml:id="control10" form:id="control10" form:current-value="Avaliador 4: " form:value="Avaliador 4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dia1" form:control-implementation="ooo:com.sun.star.form.component.TextField" xml:id="control11" form:id="control11" form:current-value="(dia1)" form:value="(di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mes1" form:control-implementation="ooo:com.sun.star.form.component.TextField" xml:id="control12" form:id="control12" form:current-value="(mes1)" form:value="(mes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ano1" form:control-implementation="ooo:com.sun.star.form.component.TextField" xml:id="control13" form:id="control13" form:current-value="(ano1)" form:value="(an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itulo3" form:control-implementation="ooo:com.sun.star.form.component.TextField" xml:id="control14" form:id="control14" form:current-value="(titulo3)" form:value="(titulo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coorientador1" form:control-implementation="ooo:com.sun.star.form.component.TextField" xml:id="control15" form:id="control15" form:current-value="(coorientador1)" form:value="(coorient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polygon draw:style-name="gr2" draw:text-style-name="P2" draw:layer="layout" svg:width="21cm" svg:height="29.703cm" svg:x="-0.011cm" svg:y="-0.001cm" svg:viewBox="0 0 21001 29704" draw:points="0,0 21001,0 21001,29704 0,29704">
          <text:p/>
        </draw:polygon>
        <draw:frame draw:style-name="gr3" draw:text-style-name="P4" draw:layer="layout" svg:width="0.112cm" svg:height="0.416cm" svg:x="3.002cm" svg:y="2.187cm">
          <draw:text-box>
            <text:p text:style-name="P3"><text:span text:style-name="T1"><text:s/></text:span></text:p>
          </draw:text-box>
        </draw:frame>
        <draw:frame draw:style-name="gr4" draw:text-style-name="P4" draw:layer="layout" svg:width="0.091cm" svg:height="0.39cm" svg:x="3.002cm" svg:y="2.684cm">
          <draw:text-box>
            <text:p text:style-name="P3"><text:span text:style-name="T2"><text:s/></text:span></text:p>
          </draw:text-box>
        </draw:frame>
        <draw:frame draw:style-name="gr5" draw:text-style-name="P4" draw:layer="layout" svg:width="0.104cm" svg:height="0.374cm" svg:x="11.003cm" svg:y="28.502cm">
          <draw:text-box>
            <text:p text:style-name="P3"><text:span text:style-name="T3"><text:s/></text:span></text:p>
          </draw:text-box>
        </draw:frame>
        <draw:frame draw:style-name="gr6" draw:text-style-name="P4" draw:layer="layout" svg:width="10.708cm" svg:height="0.513cm" svg:x="5.692cm" svg:y="2.887cm">
          <draw:text-box>
            <text:p text:style-name="P3"><text:span text:style-name="T4">FICHA DE AVALIAÇÃO FINAL DE <text:s/>MONOGRAFIA </text:span></text:p>
          </draw:text-box>
        </draw:frame>
        <draw:frame draw:style-name="gr7" draw:text-style-name="P4" draw:layer="layout" svg:width="1.391cm" svg:height="0.475cm" svg:x="3.002cm" svg:y="3.648cm">
          <draw:text-box>
            <text:p text:style-name="P3"><text:span text:style-name="T5">Aluno: <text:s/></text:span></text:p>
          </draw:text-box>
        </draw:frame>
        <draw:frame draw:style-name="gr8" draw:text-style-name="P4" draw:layer="layout" svg:width="0.108cm" svg:height="0.475cm" svg:x="5.499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748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7.997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9.246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0.495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743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2.992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4.241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49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6.742cm" svg:y="3.7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7.991cm" svg:y="3.75cm">
          <draw:text-box>
            <text:p text:style-name="P3"><text:span text:style-name="T5"><text:s/></text:span></text:p>
          </draw:text-box>
        </draw:frame>
        <draw:frame draw:style-name="gr9" draw:text-style-name="P4" draw:layer="layout" svg:width="1.369cm" svg:height="0.475cm" svg:x="3.002cm" svg:y="4.279cm">
          <draw:text-box>
            <text:p text:style-name="P3"><text:span text:style-name="T5">Título: <text:s/></text:span></text:p>
          </draw:text-box>
        </draw:frame>
        <draw:frame draw:style-name="gr8" draw:text-style-name="P4" draw:layer="layout" svg:width="0.108cm" svg:height="0.475cm" svg:x="5.499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748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7.997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9.246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0.495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743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2.992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4.241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49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6.742cm" svg:y="4.4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4.25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5.499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748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7.997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9.246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0.495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743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2.992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4.241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49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6.742cm" svg:y="5.2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7.991cm" svg:y="5.21cm">
          <draw:text-box>
            <text:p text:style-name="P3"><text:span text:style-name="T5"><text:s/></text:span></text:p>
          </draw:text-box>
        </draw:frame>
        <draw:frame draw:style-name="gr10" draw:text-style-name="P5" draw:layer="layout" svg:width="2.631cm" svg:height="0.475cm" svg:x="3cm" svg:y="6.23cm">
          <draw:text-box>
            <text:p text:style-name="P3"><text:span text:style-name="T5">Orientador(a): <text:s/></text:span></text:p>
          </draw:text-box>
        </draw:frame>
        <draw:frame draw:style-name="gr8" draw:text-style-name="P5" draw:layer="layout" svg:width="0.108cm" svg:height="0.475cm" svg:x="6.748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7.997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9.246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0.495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1.743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2.992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4.241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5.49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6.742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7.991cm" svg:y="5.937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6.748cm" svg:y="6.06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8.001cm" svg:y="6.06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9.249cm" svg:y="6.06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0.498cm" svg:y="6.06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1.747cm" svg:y="6.06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2.996cm" svg:y="6.06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4.245cm" svg:y="6.06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5.494cm" svg:y="6.06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6.742cm" svg:y="6.06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7.991cm" svg:y="6.068cm">
          <draw:text-box>
            <text:p text:style-name="P3"><text:span text:style-name="T5"><text:s/></text:span></text:p>
          </draw:text-box>
        </draw:frame>
        <draw:frame draw:style-name="gr11" draw:text-style-name="P7" draw:layer="layout" svg:width="2.199cm" svg:height="0.475cm" svg:x="3cm" svg:y="7.5cm">
          <draw:text-box>
            <text:p text:style-name="P6"><text:span text:style-name="T5">Avaliador 1: </text:span></text:p>
          </draw:text-box>
        </draw:frame>
        <draw:frame draw:style-name="gr8" draw:text-style-name="P5" draw:layer="layout" svg:width="0.108cm" svg:height="0.475cm" svg:x="5.499cm" svg:y="6.79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6.748cm" svg:y="6.79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8.001cm" svg:y="6.79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9.249cm" svg:y="6.79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0.498cm" svg:y="6.79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1.747cm" svg:y="6.79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2.996cm" svg:y="6.798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4.245cm" svg:y="6.798cm">
          <draw:text-box>
            <text:p text:style-name="P3"><text:span text:style-name="T5"><text:s/></text:span></text:p>
          </draw:text-box>
        </draw:frame>
        <draw:frame draw:style-name="gr11" draw:text-style-name="P5" draw:layer="layout" svg:width="2.199cm" svg:height="0.475cm" svg:x="3cm" svg:y="8.1cm">
          <draw:text-box>
            <text:p text:style-name="P3"><text:span text:style-name="T5">Avaliador 2: </text:span></text:p>
          </draw:text-box>
        </draw:frame>
        <draw:frame draw:style-name="gr8" draw:text-style-name="P5" draw:layer="layout" svg:width="0.108cm" svg:height="0.475cm" svg:x="5.499cm" svg:y="7.532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6.748cm" svg:y="7.532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8.001cm" svg:y="7.532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9.249cm" svg:y="7.532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0.498cm" svg:y="7.532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1.747cm" svg:y="7.532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2.996cm" svg:y="7.532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108cm" svg:height="0.475cm" svg:x="14.245cm" svg:y="7.532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5cm" svg:y="8.258cm">
          <draw:text-box>
            <text:p text:style-name="P3"><text:span text:style-name="T5"><text:s/></text:span></text:p>
          </draw:text-box>
        </draw:frame>
        <draw:frame draw:style-name="gr4" draw:text-style-name="P4" draw:layer="layout" svg:width="0.091cm" svg:height="0.39cm" svg:x="3.002cm" svg:y="14.361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091cm" svg:height="0.39cm" svg:x="3.002cm" svg:y="14.766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091cm" svg:height="0.39cm" svg:x="3.002cm" svg:y="15.183cm">
          <draw:text-box>
            <text:p text:style-name="P3"><text:span text:style-name="T6"><text:s/></text:span></text:p>
          </draw:text-box>
        </draw:frame>
        <draw:frame draw:style-name="gr4" draw:text-style-name="P4" draw:layer="layout" svg:width="0.091cm" svg:height="0.39cm" svg:x="10.795cm" svg:y="15.183cm">
          <draw:text-box>
            <text:p text:style-name="P3"><text:span text:style-name="T6"><text:s/></text:span></text:p>
          </draw:text-box>
        </draw:frame>
        <draw:frame draw:style-name="gr8" draw:text-style-name="P4" draw:layer="layout" svg:width="0.108cm" svg:height="0.475cm" svg:x="3.002cm" svg:y="15.6cm">
          <draw:text-box>
            <text:p text:style-name="P3"><text:span text:style-name="T5"><text:s/></text:span></text:p>
          </draw:text-box>
        </draw:frame>
        <draw:frame draw:style-name="gr12" draw:text-style-name="P4" draw:layer="layout" svg:width="15.272cm" svg:height="0.475cm" svg:x="3.002cm" svg:y="16.086cm">
          <draw:text-box>
            <text:p text:style-name="P3"><text:span text:style-name="T7">NOTA FINAL: </text:span><text:span text:style-name="T5">A nota final será calculada pela média aritmética das notas finais de cada </text:span></text:p>
          </draw:text-box>
        </draw:frame>
        <draw:frame draw:style-name="gr13" draw:text-style-name="P4" draw:layer="layout" svg:width="3.219cm" svg:height="0.475cm" svg:x="3.002cm" svg:y="16.573cm">
          <draw:text-box>
            <text:p text:style-name="P3"><text:span text:style-name="T5">membro da banca. </text:span></text:p>
          </draw:text-box>
        </draw:frame>
        <draw:frame draw:style-name="gr8" draw:text-style-name="P4" draw:layer="layout" svg:width="0.108cm" svg:height="0.475cm" svg:x="3.002cm" svg:y="17.06cm">
          <draw:text-box>
            <text:p text:style-name="P3"><text:span text:style-name="T5"><text:s/></text:span></text:p>
          </draw:text-box>
        </draw:frame>
        <draw:frame draw:style-name="gr14" draw:text-style-name="P4" draw:layer="layout" svg:width="15.928cm" svg:height="0.475cm" svg:x="3.002cm" svg:y="17.547cm">
          <draw:text-box>
            <text:p text:style-name="P3"><text:span text:style-name="T5">Observações:________________________________________________________________ </text:span></text:p>
          </draw:text-box>
        </draw:frame>
        <draw:frame draw:style-name="gr8" draw:text-style-name="P4" draw:layer="layout" svg:width="0.108cm" svg:height="0.475cm" svg:x="3.002cm" svg:y="18.034cm">
          <draw:text-box>
            <text:p text:style-name="P3"><text:span text:style-name="T5"><text:s/></text:span></text:p>
          </draw:text-box>
        </draw:frame>
        <draw:frame draw:style-name="gr15" draw:text-style-name="P4" draw:layer="layout" svg:width="15.983cm" svg:height="0.475cm" svg:x="3.002cm" svg:y="18.521cm">
          <draw:text-box>
            <text:p text:style-name="P3"><text:span text:style-name="T5">___________________________________________________________________________ </text:span></text:p>
          </draw:text-box>
        </draw:frame>
        <draw:frame draw:style-name="gr8" draw:text-style-name="P4" draw:layer="layout" svg:width="0.108cm" svg:height="0.475cm" svg:x="3.002cm" svg:y="19.007cm">
          <draw:text-box>
            <text:p text:style-name="P3"><text:span text:style-name="T5"><text:s/></text:span></text:p>
          </draw:text-box>
        </draw:frame>
        <draw:frame draw:style-name="gr16" draw:text-style-name="P4" draw:layer="layout" svg:width="4.98cm" svg:height="0.475cm" svg:x="3.002cm" svg:y="19.494cm">
          <draw:text-box>
            <text:p text:style-name="P3"><text:span text:style-name="T5">BANCA EXAMINADORA: </text:span></text:p>
          </draw:text-box>
        </draw:frame>
        <draw:frame draw:style-name="gr8" draw:text-style-name="P4" draw:layer="layout" svg:width="0.108cm" svg:height="0.475cm" svg:x="3.002cm" svg:y="19.978cm">
          <draw:text-box>
            <text:p text:style-name="P3"><text:span text:style-name="T5"><text:s/></text:span></text:p>
          </draw:text-box>
        </draw:frame>
        <draw:frame draw:style-name="gr17" draw:text-style-name="P4" draw:layer="layout" svg:width="0.849cm" svg:height="0.475cm" svg:x="3.002cm" svg:y="20.464cm">
          <draw:text-box>
            <text:p text:style-name="P3"><text:span text:style-name="T5"><text:s text:c="8"/></text:span></text:p>
          </draw:text-box>
        </draw:frame>
        <draw:frame draw:style-name="gr18" draw:text-style-name="P4" draw:layer="layout" svg:width="6.776cm" svg:height="0.475cm" svg:x="3.002cm" svg:y="20.951cm">
          <draw:text-box>
            <text:p text:style-name="P3"><text:span text:style-name="T5"><text:s text:c="7"/></text:span><text:span text:style-name="T5">____________________________ </text:span></text:p>
          </draw:text-box>
        </draw:frame>
        <draw:frame draw:style-name="gr19" draw:text-style-name="P4" draw:layer="layout" svg:width="5.857cm" svg:height="0.475cm" svg:x="3.002cm" svg:y="21.438cm">
          <draw:text-box>
            <text:p text:style-name="P3"><text:span text:style-name="T5"><text:s text:c="14"/></text:span><text:span text:style-name="T5">(Presidente e Orientador) </text:span></text:p>
          </draw:text-box>
        </draw:frame>
        <draw:frame draw:style-name="gr8" draw:text-style-name="P4" draw:layer="layout" svg:width="0.108cm" svg:height="0.475cm" svg:x="3.002cm" svg:y="21.92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685cm" svg:y="22.412cm">
          <draw:text-box>
            <text:p text:style-name="P3"><text:span text:style-name="T5"><text:s/></text:span></text:p>
          </draw:text-box>
        </draw:frame>
        <draw:frame draw:style-name="gr20" draw:text-style-name="P4" draw:layer="layout" svg:width="5.611cm" svg:height="0.475cm" svg:x="3.933cm" svg:y="22.899cm">
          <draw:text-box>
            <text:p text:style-name="P3"><text:span text:style-name="T5">__________________________ </text:span></text:p>
          </draw:text-box>
        </draw:frame>
        <draw:frame draw:style-name="gr21" draw:text-style-name="P4" draw:layer="layout" svg:width="5.006cm" svg:height="0.475cm" svg:x="3.002cm" svg:y="23.385cm">
          <draw:text-box>
            <text:p text:style-name="P3"><text:span text:style-name="T5"><text:s text:c="22"/></text:span><text:span text:style-name="T5">(Avaliador 01) <text:s/></text:span></text:p>
          </draw:text-box>
        </draw:frame>
        <draw:frame draw:style-name="gr8" draw:text-style-name="P4" draw:layer="layout" svg:width="0.108cm" svg:height="0.475cm" svg:x="6.685cm" svg:y="23.872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685cm" svg:y="24.359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685cm" svg:y="24.846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321cm" svg:y="19.494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321cm" svg:y="19.978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638cm" svg:y="22.412cm">
          <draw:text-box>
            <text:p text:style-name="P3"><text:span text:style-name="T5"><text:s/></text:span></text:p>
          </draw:text-box>
        </draw:frame>
        <draw:frame draw:style-name="gr22" draw:text-style-name="P4" draw:layer="layout" svg:width="6.564cm" svg:height="0.475cm" svg:x="11.638cm" svg:y="22.899cm">
          <draw:text-box>
            <text:p text:style-name="P3"><text:span text:style-name="T5"><text:s text:c="7"/></text:span><text:span text:style-name="T5">___________________________ </text:span></text:p>
          </draw:text-box>
        </draw:frame>
        <draw:frame draw:style-name="gr23" draw:text-style-name="P4" draw:layer="layout" svg:width="4.9cm" svg:height="0.475cm" svg:x="11.638cm" svg:y="23.385cm">
          <draw:text-box>
            <text:p text:style-name="P3"><text:span text:style-name="T5"><text:s text:c="22"/></text:span><text:span text:style-name="T5">(Avaliador 02) </text:span></text:p>
          </draw:text-box>
        </draw:frame>
        <draw:frame draw:style-name="gr8" draw:text-style-name="P4" draw:layer="layout" svg:width="0.108cm" svg:height="0.475cm" svg:x="15.321cm" svg:y="23.872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638cm" svg:y="24.359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321cm" svg:y="24.846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25.333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25.82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26.306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26.793cm">
          <draw:text-box>
            <text:p text:style-name="P3"><text:span text:style-name="T5"><text:s/></text:span></text:p>
          </draw:text-box>
        </draw:frame>
        <draw:frame draw:style-name="gr24" draw:text-style-name="P4" draw:layer="layout" svg:width="8.473cm" svg:height="0.475cm" svg:x="3.002cm" svg:y="27.28cm">
          <draw:text-box>
            <text:p text:style-name="P3"><text:span text:style-name="T5">Juiz de Fora , <text:s text:c="10"/>de <text:s text:c="27"/>de <text:s text:c="9"/>. </text:span></text:p>
          </draw:text-box>
        </draw:frame>
        <draw:control draw:style-name="gr25" draw:text-style-name="P8" draw:layer="controls" svg:width="13.8cm" svg:height="0.5cm" svg:x="4.201cm" svg:y="3.63cm" draw:control="control1"/>
        <draw:control draw:style-name="gr25" draw:text-style-name="P8" draw:layer="controls" svg:width="15.299cm" svg:height="0.5cm" svg:x="4.201cm" svg:y="4.245cm" draw:control="control2"/>
        <draw:control draw:style-name="gr25" draw:text-style-name="P8" draw:layer="controls" svg:width="16.4cm" svg:height="0.5cm" svg:x="3.101cm" svg:y="4.901cm" draw:control="control3"/>
        <draw:control draw:style-name="gr25" draw:text-style-name="P8" draw:layer="controls" svg:width="12.6cm" svg:height="0.5cm" svg:x="5.5cm" svg:y="6.2cm" draw:control="control4"/>
        <draw:control draw:style-name="gr25" draw:text-style-name="P8" draw:layer="controls" svg:width="9.3cm" svg:height="0.5cm" svg:x="5.2cm" svg:y="7.46cm" draw:control="control5"/>
        <draw:control draw:style-name="gr25" draw:text-style-name="P8" draw:layer="controls" svg:width="9.3cm" svg:height="0.5cm" svg:x="5.2cm" svg:y="8.08cm" draw:control="control6"/>
        <draw:control draw:style-name="gr25" draw:text-style-name="P8" draw:layer="controls" svg:width="9.3cm" svg:height="0.5cm" svg:x="5.2cm" svg:y="8.72cm" draw:control="control7"/>
        <draw:control draw:style-name="gr25" draw:text-style-name="P8" draw:layer="controls" svg:width="9.3cm" svg:height="0.5cm" svg:x="5.2cm" svg:y="9.32cm" draw:control="control8"/>
        <draw:control draw:style-name="gr25" draw:text-style-name="P9" draw:layer="controls" svg:width="2.3cm" svg:height="0.42cm" svg:x="2.9cm" svg:y="8.73cm" draw:control="control9"/>
        <draw:control draw:style-name="gr25" draw:text-style-name="P8" draw:layer="controls" svg:width="2.3cm" svg:height="0.42cm" svg:x="2.9cm" svg:y="9.33cm" draw:control="control10"/>
        <draw:control draw:style-name="gr25" draw:text-style-name="P8" draw:layer="controls" svg:width="0.71cm" svg:height="0.5cm" svg:x="5.501cm" svg:y="27.289cm" draw:control="control11"/>
        <draw:control draw:style-name="gr25" draw:text-style-name="P8" draw:layer="controls" svg:width="2.678cm" svg:height="0.5cm" svg:x="6.978cm" svg:y="27.247cm" draw:control="control12"/>
        <draw:control draw:style-name="gr25" draw:text-style-name="P8" draw:layer="controls" svg:width="1cm" svg:height="0.5cm" svg:x="10.257cm" svg:y="27.27cm" draw:control="control13"/>
        <draw:control draw:style-name="gr25" draw:text-style-name="P8" draw:layer="controls" svg:width="16.4cm" svg:height="0.5cm" svg:x="3.1cm" svg:y="5.6cm" draw:control="control14"/>
        <draw:frame draw:style-name="gr1" draw:text-style-name="P1" draw:layer="layout" svg:width="16.998cm" svg:height="2.994cm" svg:x="0.5cm" svg:y="-0.39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6" draw:text-style-name="P10" draw:layer="layout" svg:width="2.804cm" svg:height="0.475cm" svg:x="4.711cm" svg:y="10.371cm">
          <draw:text-box>
            <text:p text:style-name="P3"><text:span text:style-name="T7">Itens avaliados </text:span></text:p>
          </draw:text-box>
        </draw:frame>
        <draw:frame draw:style-name="gr27" draw:text-style-name="P10" draw:layer="layout" svg:width="2.851cm" svg:height="0.475cm" svg:x="8.747cm" svg:y="10.363cm">
          <draw:text-box>
            <text:p text:style-name="P3"><text:span text:style-name="T5">Trabalho escrito </text:span></text:p>
          </draw:text-box>
        </draw:frame>
        <draw:frame draw:style-name="gr28" draw:text-style-name="P10" draw:layer="layout" svg:width="1.42cm" svg:height="0.475cm" svg:x="8.747cm" svg:y="10.85cm">
          <draw:text-box>
            <text:p text:style-name="P3"><text:span text:style-name="T5">(0 a 70) </text:span></text:p>
          </draw:text-box>
        </draw:frame>
        <draw:frame draw:style-name="gr29" draw:text-style-name="P10" draw:layer="layout" svg:width="3.173cm" svg:height="0.475cm" svg:x="11.869cm" svg:y="10.363cm">
          <draw:text-box>
            <text:p text:style-name="P3"><text:span text:style-name="T5">Apresentação oral </text:span></text:p>
          </draw:text-box>
        </draw:frame>
        <draw:frame draw:style-name="gr28" draw:text-style-name="P10" draw:layer="layout" svg:width="1.42cm" svg:height="0.475cm" svg:x="11.869cm" svg:y="10.85cm">
          <draw:text-box>
            <text:p text:style-name="P3"><text:span text:style-name="T5">(0 a 30) </text:span></text:p>
          </draw:text-box>
        </draw:frame>
        <draw:polygon draw:style-name="gr30" draw:text-style-name="P11" draw:layer="layout" svg:width="0.05cm" svg:height="0.058cm" svg:x="3.469cm" svg:y="10.211cm" svg:viewBox="0 0 51 59" draw:points="0,59 51,59 51,0 0,0">
          <text:p/>
        </draw:polygon>
        <draw:polygon draw:style-name="gr31" draw:text-style-name="P4" draw:layer="layout" svg:width="0.05cm" svg:height="0.058cm" svg:x="3.469cm" svg:y="10.211cm" svg:viewBox="0 0 51 59" draw:points="0,59 51,59 51,0 0,0">
          <text:p/>
        </draw:polygon>
        <draw:polygon draw:style-name="gr30" draw:text-style-name="P11" draw:layer="layout" svg:width="0.05cm" svg:height="0.053cm" svg:x="3.469cm" svg:y="10.211cm" svg:viewBox="0 0 51 54" draw:points="0,54 51,54 51,0 0,0">
          <text:p/>
        </draw:polygon>
        <draw:polygon draw:style-name="gr31" draw:text-style-name="P4" draw:layer="layout" svg:width="0.05cm" svg:height="0.053cm" svg:x="3.469cm" svg:y="10.211cm" svg:viewBox="0 0 51 54" draw:points="0,54 51,54 51,0 0,0">
          <text:p/>
        </draw:polygon>
        <draw:polygon draw:style-name="gr30" draw:text-style-name="P11" draw:layer="layout" svg:width="5.094cm" svg:height="0.053cm" svg:x="3.519cm" svg:y="10.211cm" svg:viewBox="0 0 5095 54" draw:points="0,54 5095,54 5095,0 0,0">
          <text:p/>
        </draw:polygon>
        <draw:polygon draw:style-name="gr31" draw:text-style-name="P4" draw:layer="layout" svg:width="5.094cm" svg:height="0.053cm" svg:x="3.519cm" svg:y="10.211cm" svg:viewBox="0 0 5095 54" draw:points="0,54 5095,54 5095,0 0,0">
          <text:p/>
        </draw:polygon>
        <draw:polygon draw:style-name="gr30" draw:text-style-name="P11" draw:layer="layout" svg:width="0.024cm" svg:height="0.007cm" svg:x="8.613cm" svg:y="10.261cm" svg:viewBox="0 0 25 8" draw:points="0,8 25,8 25,0 0,0">
          <text:p/>
        </draw:polygon>
        <draw:polygon draw:style-name="gr31" draw:text-style-name="P4" draw:layer="layout" svg:width="0.024cm" svg:height="0.007cm" svg:x="8.613cm" svg:y="10.261cm" svg:viewBox="0 0 25 8" draw:points="0,8 25,8 25,0 0,0">
          <text:p/>
        </draw:polygon>
        <draw:polygon draw:style-name="gr30" draw:text-style-name="P11" draw:layer="layout" svg:width="0.049cm" svg:height="0.053cm" svg:x="8.613cm" svg:y="10.211cm" svg:viewBox="0 0 50 54" draw:points="0,54 50,54 50,0 0,0">
          <text:p/>
        </draw:polygon>
        <draw:polygon draw:style-name="gr31" draw:text-style-name="P4" draw:layer="layout" svg:width="0.049cm" svg:height="0.053cm" svg:x="8.613cm" svg:y="10.211cm" svg:viewBox="0 0 50 54" draw:points="0,54 50,54 50,0 0,0">
          <text:p/>
        </draw:polygon>
        <draw:polygon draw:style-name="gr30" draw:text-style-name="P11" draw:layer="layout" svg:width="3.073cm" svg:height="0.053cm" svg:x="8.662cm" svg:y="10.211cm" svg:viewBox="0 0 3074 54" draw:points="0,54 3074,54 3074,0 0,0">
          <text:p/>
        </draw:polygon>
        <draw:polygon draw:style-name="gr31" draw:text-style-name="P4" draw:layer="layout" svg:width="3.073cm" svg:height="0.053cm" svg:x="8.662cm" svg:y="10.211cm" svg:viewBox="0 0 3074 54" draw:points="0,54 3074,54 3074,0 0,0">
          <text:p/>
        </draw:polygon>
        <draw:polygon draw:style-name="gr30" draw:text-style-name="P11" draw:layer="layout" svg:width="0.029cm" svg:height="0.007cm" svg:x="11.731cm" svg:y="10.261cm" svg:viewBox="0 0 30 8" draw:points="0,8 30,8 30,0 0,0">
          <text:p/>
        </draw:polygon>
        <draw:polygon draw:style-name="gr31" draw:text-style-name="P4" draw:layer="layout" svg:width="0.029cm" svg:height="0.007cm" svg:x="11.731cm" svg:y="10.261cm" svg:viewBox="0 0 30 8" draw:points="0,8 30,8 30,0 0,0">
          <text:p/>
        </draw:polygon>
        <draw:polygon draw:style-name="gr30" draw:text-style-name="P11" draw:layer="layout" svg:width="0.053cm" svg:height="0.053cm" svg:x="11.731cm" svg:y="10.211cm" svg:viewBox="0 0 54 54" draw:points="0,54 54,54 54,0 0,0">
          <text:p/>
        </draw:polygon>
        <draw:polygon draw:style-name="gr31" draw:text-style-name="P4" draw:layer="layout" svg:width="0.053cm" svg:height="0.053cm" svg:x="11.731cm" svg:y="10.211cm" svg:viewBox="0 0 54 54" draw:points="0,54 54,54 54,0 0,0">
          <text:p/>
        </draw:polygon>
        <draw:polygon draw:style-name="gr30" draw:text-style-name="P11" draw:layer="layout" svg:width="3.45cm" svg:height="0.053cm" svg:x="11.784cm" svg:y="10.211cm" svg:viewBox="0 0 3451 54" draw:points="0,54 3451,54 3451,0 0,0">
          <text:p/>
        </draw:polygon>
        <draw:polygon draw:style-name="gr31" draw:text-style-name="P4" draw:layer="layout" svg:width="3.45cm" svg:height="0.053cm" svg:x="11.784cm" svg:y="10.211cm" svg:viewBox="0 0 3451 54" draw:points="0,54 3451,54 3451,0 0,0">
          <text:p/>
        </draw:polygon>
        <draw:polygon draw:style-name="gr30" draw:text-style-name="P11" draw:layer="layout" svg:width="0.025cm" svg:height="0.007cm" svg:x="15.234cm" svg:y="10.261cm" svg:viewBox="0 0 26 8" draw:points="0,8 26,8 26,0 0,0">
          <text:p/>
        </draw:polygon>
        <draw:polygon draw:style-name="gr31" draw:text-style-name="P4" draw:layer="layout" svg:width="0.025cm" svg:height="0.007cm" svg:x="15.234cm" svg:y="10.261cm" svg:viewBox="0 0 26 8" draw:points="0,8 26,8 26,0 0,0">
          <text:p/>
        </draw:polygon>
        <draw:polygon draw:style-name="gr30" draw:text-style-name="P11" draw:layer="layout" svg:width="0.05cm" svg:height="0.053cm" svg:x="15.234cm" svg:y="10.211cm" svg:viewBox="0 0 51 54" draw:points="0,54 51,54 51,0 0,0">
          <text:p/>
        </draw:polygon>
        <draw:polygon draw:style-name="gr31" draw:text-style-name="P4" draw:layer="layout" svg:width="0.05cm" svg:height="0.053cm" svg:x="15.234cm" svg:y="10.211cm" svg:viewBox="0 0 51 54" draw:points="0,54 51,54 51,0 0,0">
          <text:p/>
        </draw:polygon>
        <draw:polygon draw:style-name="gr30" draw:text-style-name="P11" draw:layer="layout" svg:width="3.224cm" svg:height="0.053cm" svg:x="15.284cm" svg:y="10.211cm" svg:viewBox="0 0 3225 54" draw:points="0,54 3225,54 3225,0 0,0">
          <text:p/>
        </draw:polygon>
        <draw:polygon draw:style-name="gr31" draw:text-style-name="P4" draw:layer="layout" svg:width="3.224cm" svg:height="0.053cm" svg:x="15.284cm" svg:y="10.211cm" svg:viewBox="0 0 3225 54" draw:points="0,54 3225,54 3225,0 0,0">
          <text:p/>
        </draw:polygon>
        <draw:polygon draw:style-name="gr30" draw:text-style-name="P11" draw:layer="layout" svg:width="0.05cm" svg:height="0.058cm" svg:x="18.508cm" svg:y="10.211cm" svg:viewBox="0 0 51 59" draw:points="0,59 51,59 51,0 0,0">
          <text:p/>
        </draw:polygon>
        <draw:polygon draw:style-name="gr31" draw:text-style-name="P4" draw:layer="layout" svg:width="0.05cm" svg:height="0.058cm" svg:x="18.508cm" svg:y="10.211cm" svg:viewBox="0 0 51 59" draw:points="0,59 51,59 51,0 0,0">
          <text:p/>
        </draw:polygon>
        <draw:polygon draw:style-name="gr30" draw:text-style-name="P11" draw:layer="layout" svg:width="0.05cm" svg:height="0.053cm" svg:x="18.508cm" svg:y="10.211cm" svg:viewBox="0 0 51 54" draw:points="0,54 51,54 51,0 0,0">
          <text:p/>
        </draw:polygon>
        <draw:polygon draw:style-name="gr31" draw:text-style-name="P4" draw:layer="layout" svg:width="0.05cm" svg:height="0.053cm" svg:x="18.508cm" svg:y="10.211cm" svg:viewBox="0 0 51 54" draw:points="0,54 51,54 51,0 0,0">
          <text:p/>
        </draw:polygon>
        <draw:polygon draw:style-name="gr30" draw:text-style-name="P11" draw:layer="layout" svg:width="0.05cm" svg:height="1.079cm" svg:x="3.469cm" svg:y="10.268cm" svg:viewBox="0 0 51 1080" draw:points="0,1080 51,1080 51,0 0,0">
          <text:p/>
        </draw:polygon>
        <draw:polygon draw:style-name="gr31" draw:text-style-name="P4" draw:layer="layout" svg:width="0.05cm" svg:height="1.079cm" svg:x="3.469cm" svg:y="10.268cm" svg:viewBox="0 0 51 1080" draw:points="0,1080 51,1080 51,0 0,0">
          <text:p/>
        </draw:polygon>
        <draw:polygon draw:style-name="gr30" draw:text-style-name="P11" draw:layer="layout" svg:width="0.024cm" svg:height="1.079cm" svg:x="8.613cm" svg:y="10.268cm" svg:viewBox="0 0 25 1080" draw:points="0,1080 25,1080 25,0 0,0">
          <text:p/>
        </draw:polygon>
        <draw:polygon draw:style-name="gr31" draw:text-style-name="P4" draw:layer="layout" svg:width="0.024cm" svg:height="1.079cm" svg:x="8.613cm" svg:y="10.268cm" svg:viewBox="0 0 25 1080" draw:points="0,1080 25,1080 25,0 0,0">
          <text:p/>
        </draw:polygon>
        <draw:polygon draw:style-name="gr30" draw:text-style-name="P11" draw:layer="layout" svg:width="0.029cm" svg:height="1.079cm" svg:x="11.731cm" svg:y="10.268cm" svg:viewBox="0 0 30 1080" draw:points="0,1080 30,1080 30,0 0,0">
          <text:p/>
        </draw:polygon>
        <draw:polygon draw:style-name="gr31" draw:text-style-name="P4" draw:layer="layout" svg:width="0.029cm" svg:height="1.079cm" svg:x="11.731cm" svg:y="10.268cm" svg:viewBox="0 0 30 1080" draw:points="0,1080 30,1080 30,0 0,0">
          <text:p/>
        </draw:polygon>
        <draw:polygon draw:style-name="gr30" draw:text-style-name="P11" draw:layer="layout" svg:width="0.025cm" svg:height="1.079cm" svg:x="15.234cm" svg:y="10.268cm" svg:viewBox="0 0 26 1080" draw:points="0,1080 26,1080 26,0 0,0">
          <text:p/>
        </draw:polygon>
        <draw:polygon draw:style-name="gr31" draw:text-style-name="P4" draw:layer="layout" svg:width="0.025cm" svg:height="1.079cm" svg:x="15.234cm" svg:y="10.268cm" svg:viewBox="0 0 26 1080" draw:points="0,1080 26,1080 26,0 0,0">
          <text:p/>
        </draw:polygon>
        <draw:polygon draw:style-name="gr30" draw:text-style-name="P11" draw:layer="layout" svg:width="0.05cm" svg:height="1.079cm" svg:x="18.508cm" svg:y="10.268cm" svg:viewBox="0 0 51 1080" draw:points="0,1080 51,1080 51,0 0,0">
          <text:p/>
        </draw:polygon>
        <draw:polygon draw:style-name="gr31" draw:text-style-name="P4" draw:layer="layout" svg:width="0.05cm" svg:height="1.079cm" svg:x="18.508cm" svg:y="10.268cm" svg:viewBox="0 0 51 1080" draw:points="0,1080 51,1080 51,0 0,0">
          <text:p/>
        </draw:polygon>
        <draw:frame draw:style-name="gr32" draw:text-style-name="P10" draw:layer="layout" svg:width="3.135cm" svg:height="0.475cm" svg:x="15.368cm" svg:y="10.363cm">
          <draw:text-box>
            <text:p text:style-name="P3"><text:span text:style-name="T5">Nota do avaliador </text:span></text:p>
          </draw:text-box>
        </draw:frame>
        <draw:frame draw:style-name="gr33" draw:text-style-name="P10" draw:layer="layout" svg:width="1.632cm" svg:height="0.475cm" svg:x="15.368cm" svg:y="10.85cm">
          <draw:text-box>
            <text:p text:style-name="P3"><text:span text:style-name="T5">(0 a 100) </text:span></text:p>
          </draw:text-box>
        </draw:frame>
        <draw:frame draw:style-name="gr34" draw:text-style-name="P10" draw:layer="layout" svg:width="2.644cm" svg:height="0.475cm" svg:x="3.614cm" svg:y="11.475cm">
          <draw:text-box>
            <text:p text:style-name="P3"><text:span text:style-name="T7">Orientador(a) </text:span></text:p>
          </draw:text-box>
        </draw:frame>
        <draw:frame draw:style-name="gr8" draw:text-style-name="P10" draw:layer="layout" svg:width="0.108cm" svg:height="0.475cm" svg:x="10.183cm" svg:y="11.468cm">
          <draw:text-box>
            <text:p text:style-name="P3"><text:span text:style-name="T5"><text:s/></text:span></text:p>
          </draw:text-box>
        </draw:frame>
        <draw:polygon draw:style-name="gr30" draw:text-style-name="P11" draw:layer="layout" svg:width="0.05cm" svg:height="0.025cm" svg:x="3.469cm" svg:y="11.347cm" svg:viewBox="0 0 51 26" draw:points="0,26 51,26 51,0 0,0">
          <text:p/>
        </draw:polygon>
        <draw:polygon draw:style-name="gr31" draw:text-style-name="P4" draw:layer="layout" svg:width="0.05cm" svg:height="0.025cm" svg:x="3.469cm" svg:y="11.347cm" svg:viewBox="0 0 51 26" draw:points="0,26 51,26 51,0 0,0">
          <text:p/>
        </draw:polygon>
        <draw:polygon draw:style-name="gr30" draw:text-style-name="P11" draw:layer="layout" svg:width="5.094cm" svg:height="0.025cm" svg:x="3.519cm" svg:y="11.347cm" svg:viewBox="0 0 5095 26" draw:points="0,26 5095,26 5095,0 0,0">
          <text:p/>
        </draw:polygon>
        <draw:polygon draw:style-name="gr31" draw:text-style-name="P4" draw:layer="layout" svg:width="5.094cm" svg:height="0.025cm" svg:x="3.519cm" svg:y="11.347cm" svg:viewBox="0 0 5095 26" draw:points="0,26 5095,26 5095,0 0,0">
          <text:p/>
        </draw:polygon>
        <draw:polygon draw:style-name="gr30" draw:text-style-name="P11" draw:layer="layout" svg:width="0.024cm" svg:height="0.025cm" svg:x="8.613cm" svg:y="11.347cm" svg:viewBox="0 0 25 26" draw:points="0,26 25,26 25,0 0,0">
          <text:p/>
        </draw:polygon>
        <draw:polygon draw:style-name="gr31" draw:text-style-name="P4" draw:layer="layout" svg:width="0.024cm" svg:height="0.025cm" svg:x="8.613cm" svg:y="11.347cm" svg:viewBox="0 0 25 26" draw:points="0,26 25,26 25,0 0,0">
          <text:p/>
        </draw:polygon>
        <draw:polygon draw:style-name="gr30" draw:text-style-name="P11" draw:layer="layout" svg:width="3.098cm" svg:height="0.025cm" svg:x="8.637cm" svg:y="11.347cm" svg:viewBox="0 0 3099 26" draw:points="0,26 3099,26 3099,0 0,0">
          <text:p/>
        </draw:polygon>
        <draw:polygon draw:style-name="gr31" draw:text-style-name="P4" draw:layer="layout" svg:width="3.098cm" svg:height="0.025cm" svg:x="8.637cm" svg:y="11.347cm" svg:viewBox="0 0 3099 26" draw:points="0,26 3099,26 3099,0 0,0">
          <text:p/>
        </draw:polygon>
        <draw:polygon draw:style-name="gr30" draw:text-style-name="P11" draw:layer="layout" svg:width="0.029cm" svg:height="0.025cm" svg:x="11.731cm" svg:y="11.347cm" svg:viewBox="0 0 30 26" draw:points="0,26 30,26 30,0 0,0">
          <text:p/>
        </draw:polygon>
        <draw:polygon draw:style-name="gr31" draw:text-style-name="P4" draw:layer="layout" svg:width="0.029cm" svg:height="0.025cm" svg:x="11.731cm" svg:y="11.347cm" svg:viewBox="0 0 30 26" draw:points="0,26 30,26 30,0 0,0">
          <text:p/>
        </draw:polygon>
        <draw:polygon draw:style-name="gr30" draw:text-style-name="P11" draw:layer="layout" svg:width="3.478cm" svg:height="0.025cm" svg:x="11.756cm" svg:y="11.347cm" svg:viewBox="0 0 3479 26" draw:points="0,26 3479,26 3479,0 0,0">
          <text:p/>
        </draw:polygon>
        <draw:polygon draw:style-name="gr31" draw:text-style-name="P4" draw:layer="layout" svg:width="3.478cm" svg:height="0.025cm" svg:x="11.756cm" svg:y="11.347cm" svg:viewBox="0 0 3479 26" draw:points="0,26 3479,26 3479,0 0,0">
          <text:p/>
        </draw:polygon>
        <draw:polygon draw:style-name="gr30" draw:text-style-name="P11" draw:layer="layout" svg:width="0.025cm" svg:height="0.025cm" svg:x="15.234cm" svg:y="11.347cm" svg:viewBox="0 0 26 26" draw:points="0,26 26,26 26,0 0,0">
          <text:p/>
        </draw:polygon>
        <draw:polygon draw:style-name="gr31" draw:text-style-name="P4" draw:layer="layout" svg:width="0.025cm" svg:height="0.025cm" svg:x="15.234cm" svg:y="11.347cm" svg:viewBox="0 0 26 26" draw:points="0,26 26,26 26,0 0,0">
          <text:p/>
        </draw:polygon>
        <draw:polygon draw:style-name="gr30" draw:text-style-name="P11" draw:layer="layout" svg:width="3.249cm" svg:height="0.025cm" svg:x="15.259cm" svg:y="11.347cm" svg:viewBox="0 0 3250 26" draw:points="0,26 3250,26 3250,0 0,0">
          <text:p/>
        </draw:polygon>
        <draw:polygon draw:style-name="gr31" draw:text-style-name="P4" draw:layer="layout" svg:width="3.249cm" svg:height="0.025cm" svg:x="15.259cm" svg:y="11.347cm" svg:viewBox="0 0 3250 26" draw:points="0,26 3250,26 3250,0 0,0">
          <text:p/>
        </draw:polygon>
        <draw:polygon draw:style-name="gr30" draw:text-style-name="P11" draw:layer="layout" svg:width="0.05cm" svg:height="0.025cm" svg:x="18.508cm" svg:y="11.347cm" svg:viewBox="0 0 51 26" draw:points="0,26 51,26 51,0 0,0">
          <text:p/>
        </draw:polygon>
        <draw:polygon draw:style-name="gr31" draw:text-style-name="P4" draw:layer="layout" svg:width="0.05cm" svg:height="0.025cm" svg:x="18.508cm" svg:y="11.347cm" svg:viewBox="0 0 51 26" draw:points="0,26 51,26 51,0 0,0">
          <text:p/>
        </draw:polygon>
        <draw:polygon draw:style-name="gr30" draw:text-style-name="P11" draw:layer="layout" svg:width="0.05cm" svg:height="0.709cm" svg:x="3.469cm" svg:y="11.372cm" svg:viewBox="0 0 51 710" draw:points="0,710 51,710 51,0 0,0">
          <text:p/>
        </draw:polygon>
        <draw:polygon draw:style-name="gr31" draw:text-style-name="P4" draw:layer="layout" svg:width="0.05cm" svg:height="0.709cm" svg:x="3.469cm" svg:y="11.372cm" svg:viewBox="0 0 51 710" draw:points="0,710 51,710 51,0 0,0">
          <text:p/>
        </draw:polygon>
        <draw:polygon draw:style-name="gr30" draw:text-style-name="P11" draw:layer="layout" svg:width="0.024cm" svg:height="0.709cm" svg:x="8.613cm" svg:y="11.372cm" svg:viewBox="0 0 25 710" draw:points="0,710 25,710 25,0 0,0">
          <text:p/>
        </draw:polygon>
        <draw:polygon draw:style-name="gr31" draw:text-style-name="P4" draw:layer="layout" svg:width="0.024cm" svg:height="0.709cm" svg:x="8.613cm" svg:y="11.372cm" svg:viewBox="0 0 25 710" draw:points="0,710 25,710 25,0 0,0">
          <text:p/>
        </draw:polygon>
        <draw:polygon draw:style-name="gr30" draw:text-style-name="P11" draw:layer="layout" svg:width="0.029cm" svg:height="0.709cm" svg:x="11.731cm" svg:y="11.372cm" svg:viewBox="0 0 30 710" draw:points="0,710 30,710 30,0 0,0">
          <text:p/>
        </draw:polygon>
        <draw:polygon draw:style-name="gr31" draw:text-style-name="P4" draw:layer="layout" svg:width="0.029cm" svg:height="0.709cm" svg:x="11.731cm" svg:y="11.372cm" svg:viewBox="0 0 30 710" draw:points="0,710 30,710 30,0 0,0">
          <text:p/>
        </draw:polygon>
        <draw:polygon draw:style-name="gr30" draw:text-style-name="P11" draw:layer="layout" svg:width="0.025cm" svg:height="0.709cm" svg:x="15.234cm" svg:y="11.372cm" svg:viewBox="0 0 26 710" draw:points="0,710 26,710 26,0 0,0">
          <text:p/>
        </draw:polygon>
        <draw:polygon draw:style-name="gr31" draw:text-style-name="P4" draw:layer="layout" svg:width="0.025cm" svg:height="0.709cm" svg:x="15.234cm" svg:y="11.372cm" svg:viewBox="0 0 26 710" draw:points="0,710 26,710 26,0 0,0">
          <text:p/>
        </draw:polygon>
        <draw:polygon draw:style-name="gr30" draw:text-style-name="P11" draw:layer="layout" svg:width="0.05cm" svg:height="0.709cm" svg:x="18.508cm" svg:y="11.372cm" svg:viewBox="0 0 51 710" draw:points="0,710 51,710 51,0 0,0">
          <text:p/>
        </draw:polygon>
        <draw:polygon draw:style-name="gr31" draw:text-style-name="P4" draw:layer="layout" svg:width="0.05cm" svg:height="0.709cm" svg:x="18.508cm" svg:y="11.372cm" svg:viewBox="0 0 51 710" draw:points="0,710 51,710 51,0 0,0">
          <text:p/>
        </draw:polygon>
        <draw:frame draw:style-name="gr8" draw:text-style-name="P10" draw:layer="layout" svg:width="0.108cm" svg:height="0.475cm" svg:x="11.869cm" svg:y="11.468cm">
          <draw:text-box>
            <text:p text:style-name="P3"><text:span text:style-name="T5"><text:s/></text:span></text:p>
          </draw:text-box>
        </draw:frame>
        <draw:frame draw:style-name="gr8" draw:text-style-name="P10" draw:layer="layout" svg:width="0.108cm" svg:height="0.475cm" svg:x="16.889cm" svg:y="11.468cm">
          <draw:text-box>
            <text:p text:style-name="P3"><text:span text:style-name="T5"><text:s/></text:span></text:p>
          </draw:text-box>
        </draw:frame>
        <draw:frame draw:style-name="gr35" draw:text-style-name="P10" draw:layer="layout" svg:width="3.042cm" svg:height="0.475cm" svg:x="3.614cm" svg:y="12.208cm">
          <draw:text-box>
            <text:p text:style-name="P3"><text:span text:style-name="T7">Coorientador(a) </text:span></text:p>
          </draw:text-box>
        </draw:frame>
        <draw:frame draw:style-name="gr8" draw:text-style-name="P10" draw:layer="layout" svg:width="0.108cm" svg:height="0.475cm" svg:x="10.183cm" svg:y="12.201cm">
          <draw:text-box>
            <text:p text:style-name="P3"><text:span text:style-name="T5"><text:s/></text:span></text:p>
          </draw:text-box>
        </draw:frame>
        <draw:polygon draw:style-name="gr30" draw:text-style-name="P11" draw:layer="layout" svg:width="0.05cm" svg:height="0.028cm" svg:x="3.469cm" svg:y="12.078cm" svg:viewBox="0 0 51 29" draw:points="0,29 51,29 51,0 0,0">
          <text:p/>
        </draw:polygon>
        <draw:polygon draw:style-name="gr31" draw:text-style-name="P4" draw:layer="layout" svg:width="0.05cm" svg:height="0.028cm" svg:x="3.469cm" svg:y="12.078cm" svg:viewBox="0 0 51 29" draw:points="0,29 51,29 51,0 0,0">
          <text:p/>
        </draw:polygon>
        <draw:polygon draw:style-name="gr30" draw:text-style-name="P11" draw:layer="layout" svg:width="5.094cm" svg:height="0.028cm" svg:x="3.519cm" svg:y="12.078cm" svg:viewBox="0 0 5095 29" draw:points="0,29 5095,29 5095,0 0,0">
          <text:p/>
        </draw:polygon>
        <draw:polygon draw:style-name="gr31" draw:text-style-name="P4" draw:layer="layout" svg:width="5.094cm" svg:height="0.028cm" svg:x="3.519cm" svg:y="12.078cm" svg:viewBox="0 0 5095 29" draw:points="0,29 5095,29 5095,0 0,0">
          <text:p/>
        </draw:polygon>
        <draw:polygon draw:style-name="gr30" draw:text-style-name="P11" draw:layer="layout" svg:width="0.024cm" svg:height="0.028cm" svg:x="8.613cm" svg:y="12.078cm" svg:viewBox="0 0 25 29" draw:points="0,29 25,29 25,0 0,0">
          <text:p/>
        </draw:polygon>
        <draw:polygon draw:style-name="gr31" draw:text-style-name="P4" draw:layer="layout" svg:width="0.024cm" svg:height="0.028cm" svg:x="8.613cm" svg:y="12.078cm" svg:viewBox="0 0 25 29" draw:points="0,29 25,29 25,0 0,0">
          <text:p/>
        </draw:polygon>
        <draw:polygon draw:style-name="gr30" draw:text-style-name="P11" draw:layer="layout" svg:width="3.098cm" svg:height="0.028cm" svg:x="8.637cm" svg:y="12.078cm" svg:viewBox="0 0 3099 29" draw:points="0,29 3099,29 3099,0 0,0">
          <text:p/>
        </draw:polygon>
        <draw:polygon draw:style-name="gr31" draw:text-style-name="P4" draw:layer="layout" svg:width="3.098cm" svg:height="0.028cm" svg:x="8.637cm" svg:y="12.078cm" svg:viewBox="0 0 3099 29" draw:points="0,29 3099,29 3099,0 0,0">
          <text:p/>
        </draw:polygon>
        <draw:polygon draw:style-name="gr30" draw:text-style-name="P11" draw:layer="layout" svg:width="0.029cm" svg:height="0.028cm" svg:x="11.731cm" svg:y="12.078cm" svg:viewBox="0 0 30 29" draw:points="0,29 30,29 30,0 0,0">
          <text:p/>
        </draw:polygon>
        <draw:polygon draw:style-name="gr31" draw:text-style-name="P4" draw:layer="layout" svg:width="0.029cm" svg:height="0.028cm" svg:x="11.731cm" svg:y="12.078cm" svg:viewBox="0 0 30 29" draw:points="0,29 30,29 30,0 0,0">
          <text:p/>
        </draw:polygon>
        <draw:polygon draw:style-name="gr30" draw:text-style-name="P11" draw:layer="layout" svg:width="3.478cm" svg:height="0.028cm" svg:x="11.756cm" svg:y="12.078cm" svg:viewBox="0 0 3479 29" draw:points="0,29 3479,29 3479,0 0,0">
          <text:p/>
        </draw:polygon>
        <draw:polygon draw:style-name="gr31" draw:text-style-name="P4" draw:layer="layout" svg:width="3.478cm" svg:height="0.028cm" svg:x="11.756cm" svg:y="12.078cm" svg:viewBox="0 0 3479 29" draw:points="0,29 3479,29 3479,0 0,0">
          <text:p/>
        </draw:polygon>
        <draw:polygon draw:style-name="gr30" draw:text-style-name="P11" draw:layer="layout" svg:width="0.025cm" svg:height="0.028cm" svg:x="15.234cm" svg:y="12.078cm" svg:viewBox="0 0 26 29" draw:points="0,29 26,29 26,0 0,0">
          <text:p/>
        </draw:polygon>
        <draw:polygon draw:style-name="gr31" draw:text-style-name="P4" draw:layer="layout" svg:width="0.025cm" svg:height="0.028cm" svg:x="15.234cm" svg:y="12.078cm" svg:viewBox="0 0 26 29" draw:points="0,29 26,29 26,0 0,0">
          <text:p/>
        </draw:polygon>
        <draw:polygon draw:style-name="gr30" draw:text-style-name="P11" draw:layer="layout" svg:width="3.249cm" svg:height="0.028cm" svg:x="15.259cm" svg:y="12.078cm" svg:viewBox="0 0 3250 29" draw:points="0,29 3250,29 3250,0 0,0">
          <text:p/>
        </draw:polygon>
        <draw:polygon draw:style-name="gr31" draw:text-style-name="P4" draw:layer="layout" svg:width="3.249cm" svg:height="0.028cm" svg:x="15.259cm" svg:y="12.078cm" svg:viewBox="0 0 3250 29" draw:points="0,29 3250,29 3250,0 0,0">
          <text:p/>
        </draw:polygon>
        <draw:polygon draw:style-name="gr30" draw:text-style-name="P11" draw:layer="layout" svg:width="0.05cm" svg:height="0.028cm" svg:x="18.508cm" svg:y="12.078cm" svg:viewBox="0 0 51 29" draw:points="0,29 51,29 51,0 0,0">
          <text:p/>
        </draw:polygon>
        <draw:polygon draw:style-name="gr31" draw:text-style-name="P4" draw:layer="layout" svg:width="0.05cm" svg:height="0.028cm" svg:x="18.508cm" svg:y="12.078cm" svg:viewBox="0 0 51 29" draw:points="0,29 51,29 51,0 0,0">
          <text:p/>
        </draw:polygon>
        <draw:polygon draw:style-name="gr30" draw:text-style-name="P11" draw:layer="layout" svg:width="0.05cm" svg:height="0.705cm" svg:x="3.469cm" svg:y="12.106cm" svg:viewBox="0 0 51 706" draw:points="0,706 51,706 51,0 0,0">
          <text:p/>
        </draw:polygon>
        <draw:polygon draw:style-name="gr31" draw:text-style-name="P4" draw:layer="layout" svg:width="0.05cm" svg:height="0.705cm" svg:x="3.469cm" svg:y="12.106cm" svg:viewBox="0 0 51 706" draw:points="0,706 51,706 51,0 0,0">
          <text:p/>
        </draw:polygon>
        <draw:polygon draw:style-name="gr30" draw:text-style-name="P11" draw:layer="layout" svg:width="0.024cm" svg:height="0.705cm" svg:x="8.613cm" svg:y="12.106cm" svg:viewBox="0 0 25 706" draw:points="0,706 25,706 25,0 0,0">
          <text:p/>
        </draw:polygon>
        <draw:polygon draw:style-name="gr31" draw:text-style-name="P4" draw:layer="layout" svg:width="0.024cm" svg:height="0.705cm" svg:x="8.613cm" svg:y="12.106cm" svg:viewBox="0 0 25 706" draw:points="0,706 25,706 25,0 0,0">
          <text:p/>
        </draw:polygon>
        <draw:polygon draw:style-name="gr30" draw:text-style-name="P11" draw:layer="layout" svg:width="0.029cm" svg:height="0.705cm" svg:x="11.731cm" svg:y="12.106cm" svg:viewBox="0 0 30 706" draw:points="0,706 30,706 30,0 0,0">
          <text:p/>
        </draw:polygon>
        <draw:polygon draw:style-name="gr31" draw:text-style-name="P4" draw:layer="layout" svg:width="0.029cm" svg:height="0.705cm" svg:x="11.731cm" svg:y="12.106cm" svg:viewBox="0 0 30 706" draw:points="0,706 30,706 30,0 0,0">
          <text:p/>
        </draw:polygon>
        <draw:polygon draw:style-name="gr30" draw:text-style-name="P11" draw:layer="layout" svg:width="0.025cm" svg:height="0.705cm" svg:x="15.234cm" svg:y="12.106cm" svg:viewBox="0 0 26 706" draw:points="0,706 26,706 26,0 0,0">
          <text:p/>
        </draw:polygon>
        <draw:polygon draw:style-name="gr31" draw:text-style-name="P4" draw:layer="layout" svg:width="0.025cm" svg:height="0.705cm" svg:x="15.234cm" svg:y="12.106cm" svg:viewBox="0 0 26 706" draw:points="0,706 26,706 26,0 0,0">
          <text:p/>
        </draw:polygon>
        <draw:polygon draw:style-name="gr30" draw:text-style-name="P11" draw:layer="layout" svg:width="0.05cm" svg:height="0.705cm" svg:x="18.508cm" svg:y="12.106cm" svg:viewBox="0 0 51 706" draw:points="0,706 51,706 51,0 0,0">
          <text:p/>
        </draw:polygon>
        <draw:polygon draw:style-name="gr31" draw:text-style-name="P4" draw:layer="layout" svg:width="0.05cm" svg:height="0.705cm" svg:x="18.508cm" svg:y="12.106cm" svg:viewBox="0 0 51 706" draw:points="0,706 51,706 51,0 0,0">
          <text:p/>
        </draw:polygon>
        <draw:frame draw:style-name="gr8" draw:text-style-name="P10" draw:layer="layout" svg:width="0.108cm" svg:height="0.475cm" svg:x="11.869cm" svg:y="12.201cm">
          <draw:text-box>
            <text:p text:style-name="P3"><text:span text:style-name="T5"><text:s/></text:span></text:p>
          </draw:text-box>
        </draw:frame>
        <draw:frame draw:style-name="gr8" draw:text-style-name="P10" draw:layer="layout" svg:width="0.108cm" svg:height="0.475cm" svg:x="16.889cm" svg:y="12.201cm">
          <draw:text-box>
            <text:p text:style-name="P3"><text:span text:style-name="T5"><text:s/></text:span></text:p>
          </draw:text-box>
        </draw:frame>
        <draw:frame draw:style-name="gr36" draw:text-style-name="P10" draw:layer="layout" svg:width="2.694cm" svg:height="0.475cm" svg:x="3.614cm" svg:y="12.946cm">
          <draw:text-box>
            <text:p text:style-name="P3"><text:span text:style-name="T7">Avaliador(a) 1 </text:span></text:p>
          </draw:text-box>
        </draw:frame>
        <draw:frame draw:style-name="gr8" draw:text-style-name="P10" draw:layer="layout" svg:width="0.108cm" svg:height="0.475cm" svg:x="8.747cm" svg:y="12.935cm">
          <draw:text-box>
            <text:p text:style-name="P3"><text:span text:style-name="T5"><text:s/></text:span></text:p>
          </draw:text-box>
        </draw:frame>
        <draw:polygon draw:style-name="gr30" draw:text-style-name="P11" draw:layer="layout" svg:width="0.05cm" svg:height="0.025cm" svg:x="3.469cm" svg:y="12.811cm" svg:viewBox="0 0 51 26" draw:points="0,26 51,26 51,0 0,0">
          <text:p/>
        </draw:polygon>
        <draw:polygon draw:style-name="gr31" draw:text-style-name="P4" draw:layer="layout" svg:width="0.05cm" svg:height="0.025cm" svg:x="3.469cm" svg:y="12.811cm" svg:viewBox="0 0 51 26" draw:points="0,26 51,26 51,0 0,0">
          <text:p/>
        </draw:polygon>
        <draw:polygon draw:style-name="gr30" draw:text-style-name="P11" draw:layer="layout" svg:width="5.094cm" svg:height="0.025cm" svg:x="3.519cm" svg:y="12.811cm" svg:viewBox="0 0 5095 26" draw:points="0,26 5095,26 5095,0 0,0">
          <text:p/>
        </draw:polygon>
        <draw:polygon draw:style-name="gr31" draw:text-style-name="P4" draw:layer="layout" svg:width="5.094cm" svg:height="0.025cm" svg:x="3.519cm" svg:y="12.811cm" svg:viewBox="0 0 5095 26" draw:points="0,26 5095,26 5095,0 0,0">
          <text:p/>
        </draw:polygon>
        <draw:polygon draw:style-name="gr30" draw:text-style-name="P11" draw:layer="layout" svg:width="0.024cm" svg:height="0.025cm" svg:x="8.613cm" svg:y="12.811cm" svg:viewBox="0 0 25 26" draw:points="0,26 25,26 25,0 0,0">
          <text:p/>
        </draw:polygon>
        <draw:polygon draw:style-name="gr31" draw:text-style-name="P4" draw:layer="layout" svg:width="0.024cm" svg:height="0.025cm" svg:x="8.613cm" svg:y="12.811cm" svg:viewBox="0 0 25 26" draw:points="0,26 25,26 25,0 0,0">
          <text:p/>
        </draw:polygon>
        <draw:polygon draw:style-name="gr30" draw:text-style-name="P11" draw:layer="layout" svg:width="3.098cm" svg:height="0.025cm" svg:x="8.637cm" svg:y="12.811cm" svg:viewBox="0 0 3099 26" draw:points="0,26 3099,26 3099,0 0,0">
          <text:p/>
        </draw:polygon>
        <draw:polygon draw:style-name="gr31" draw:text-style-name="P4" draw:layer="layout" svg:width="3.098cm" svg:height="0.025cm" svg:x="8.637cm" svg:y="12.811cm" svg:viewBox="0 0 3099 26" draw:points="0,26 3099,26 3099,0 0,0">
          <text:p/>
        </draw:polygon>
        <draw:polygon draw:style-name="gr30" draw:text-style-name="P11" draw:layer="layout" svg:width="0.029cm" svg:height="0.025cm" svg:x="11.731cm" svg:y="12.811cm" svg:viewBox="0 0 30 26" draw:points="0,26 30,26 30,0 0,0">
          <text:p/>
        </draw:polygon>
        <draw:polygon draw:style-name="gr31" draw:text-style-name="P4" draw:layer="layout" svg:width="0.029cm" svg:height="0.025cm" svg:x="11.731cm" svg:y="12.811cm" svg:viewBox="0 0 30 26" draw:points="0,26 30,26 30,0 0,0">
          <text:p/>
        </draw:polygon>
        <draw:polygon draw:style-name="gr30" draw:text-style-name="P11" draw:layer="layout" svg:width="3.478cm" svg:height="0.025cm" svg:x="11.756cm" svg:y="12.811cm" svg:viewBox="0 0 3479 26" draw:points="0,26 3479,26 3479,0 0,0">
          <text:p/>
        </draw:polygon>
        <draw:polygon draw:style-name="gr31" draw:text-style-name="P4" draw:layer="layout" svg:width="3.478cm" svg:height="0.025cm" svg:x="11.756cm" svg:y="12.811cm" svg:viewBox="0 0 3479 26" draw:points="0,26 3479,26 3479,0 0,0">
          <text:p/>
        </draw:polygon>
        <draw:polygon draw:style-name="gr30" draw:text-style-name="P11" draw:layer="layout" svg:width="0.025cm" svg:height="0.025cm" svg:x="15.234cm" svg:y="12.811cm" svg:viewBox="0 0 26 26" draw:points="0,26 26,26 26,0 0,0">
          <text:p/>
        </draw:polygon>
        <draw:polygon draw:style-name="gr31" draw:text-style-name="P4" draw:layer="layout" svg:width="0.025cm" svg:height="0.025cm" svg:x="15.234cm" svg:y="12.811cm" svg:viewBox="0 0 26 26" draw:points="0,26 26,26 26,0 0,0">
          <text:p/>
        </draw:polygon>
        <draw:polygon draw:style-name="gr30" draw:text-style-name="P11" draw:layer="layout" svg:width="3.249cm" svg:height="0.025cm" svg:x="15.259cm" svg:y="12.811cm" svg:viewBox="0 0 3250 26" draw:points="0,26 3250,26 3250,0 0,0">
          <text:p/>
        </draw:polygon>
        <draw:polygon draw:style-name="gr31" draw:text-style-name="P4" draw:layer="layout" svg:width="3.249cm" svg:height="0.025cm" svg:x="15.259cm" svg:y="12.811cm" svg:viewBox="0 0 3250 26" draw:points="0,26 3250,26 3250,0 0,0">
          <text:p/>
        </draw:polygon>
        <draw:polygon draw:style-name="gr30" draw:text-style-name="P11" draw:layer="layout" svg:width="0.05cm" svg:height="0.025cm" svg:x="18.508cm" svg:y="12.811cm" svg:viewBox="0 0 51 26" draw:points="0,26 51,26 51,0 0,0">
          <text:p/>
        </draw:polygon>
        <draw:polygon draw:style-name="gr31" draw:text-style-name="P4" draw:layer="layout" svg:width="0.05cm" svg:height="0.025cm" svg:x="18.508cm" svg:y="12.811cm" svg:viewBox="0 0 51 26" draw:points="0,26 51,26 51,0 0,0">
          <text:p/>
        </draw:polygon>
        <draw:polygon draw:style-name="gr30" draw:text-style-name="P11" draw:layer="layout" svg:width="0.05cm" svg:height="0.685cm" svg:x="3.469cm" svg:y="12.836cm" svg:viewBox="0 0 51 686" draw:points="0,686 51,686 51,0 0,0">
          <text:p/>
        </draw:polygon>
        <draw:polygon draw:style-name="gr31" draw:text-style-name="P4" draw:layer="layout" svg:width="0.05cm" svg:height="0.685cm" svg:x="3.469cm" svg:y="12.836cm" svg:viewBox="0 0 51 686" draw:points="0,686 51,686 51,0 0,0">
          <text:p/>
        </draw:polygon>
        <draw:polygon draw:style-name="gr30" draw:text-style-name="P11" draw:layer="layout" svg:width="0.024cm" svg:height="0.685cm" svg:x="8.613cm" svg:y="12.836cm" svg:viewBox="0 0 25 686" draw:points="0,686 25,686 25,0 0,0">
          <text:p/>
        </draw:polygon>
        <draw:polygon draw:style-name="gr31" draw:text-style-name="P4" draw:layer="layout" svg:width="0.024cm" svg:height="0.685cm" svg:x="8.613cm" svg:y="12.836cm" svg:viewBox="0 0 25 686" draw:points="0,686 25,686 25,0 0,0">
          <text:p/>
        </draw:polygon>
        <draw:polygon draw:style-name="gr30" draw:text-style-name="P11" draw:layer="layout" svg:width="0.029cm" svg:height="0.685cm" svg:x="11.731cm" svg:y="12.836cm" svg:viewBox="0 0 30 686" draw:points="0,686 30,686 30,0 0,0">
          <text:p/>
        </draw:polygon>
        <draw:polygon draw:style-name="gr31" draw:text-style-name="P4" draw:layer="layout" svg:width="0.029cm" svg:height="0.685cm" svg:x="11.731cm" svg:y="12.836cm" svg:viewBox="0 0 30 686" draw:points="0,686 30,686 30,0 0,0">
          <text:p/>
        </draw:polygon>
        <draw:polygon draw:style-name="gr30" draw:text-style-name="P11" draw:layer="layout" svg:width="0.025cm" svg:height="0.685cm" svg:x="15.234cm" svg:y="12.836cm" svg:viewBox="0 0 26 686" draw:points="0,686 26,686 26,0 0,0">
          <text:p/>
        </draw:polygon>
        <draw:polygon draw:style-name="gr31" draw:text-style-name="P4" draw:layer="layout" svg:width="0.025cm" svg:height="0.685cm" svg:x="15.234cm" svg:y="12.836cm" svg:viewBox="0 0 26 686" draw:points="0,686 26,686 26,0 0,0">
          <text:p/>
        </draw:polygon>
        <draw:polygon draw:style-name="gr30" draw:text-style-name="P11" draw:layer="layout" svg:width="0.05cm" svg:height="0.685cm" svg:x="18.508cm" svg:y="12.836cm" svg:viewBox="0 0 51 686" draw:points="0,686 51,686 51,0 0,0">
          <text:p/>
        </draw:polygon>
        <draw:polygon draw:style-name="gr31" draw:text-style-name="P4" draw:layer="layout" svg:width="0.05cm" svg:height="0.685cm" svg:x="18.508cm" svg:y="12.836cm" svg:viewBox="0 0 51 686" draw:points="0,686 51,686 51,0 0,0">
          <text:p/>
        </draw:polygon>
        <draw:frame draw:style-name="gr8" draw:text-style-name="P10" draw:layer="layout" svg:width="0.108cm" svg:height="0.475cm" svg:x="11.869cm" svg:y="12.935cm">
          <draw:text-box>
            <text:p text:style-name="P3"><text:span text:style-name="T5"><text:s/></text:span></text:p>
          </draw:text-box>
        </draw:frame>
        <draw:frame draw:style-name="gr8" draw:text-style-name="P10" draw:layer="layout" svg:width="0.108cm" svg:height="0.475cm" svg:x="15.368cm" svg:y="12.935cm">
          <draw:text-box>
            <text:p text:style-name="P3"><text:span text:style-name="T5"><text:s/></text:span></text:p>
          </draw:text-box>
        </draw:frame>
        <draw:frame draw:style-name="gr36" draw:text-style-name="P10" draw:layer="layout" svg:width="2.694cm" svg:height="0.475cm" svg:x="3.614cm" svg:y="13.648cm">
          <draw:text-box>
            <text:p text:style-name="P3"><text:span text:style-name="T7">Avaliador(a) 2 </text:span></text:p>
          </draw:text-box>
        </draw:frame>
        <draw:frame draw:style-name="gr8" draw:text-style-name="P10" draw:layer="layout" svg:width="0.108cm" svg:height="0.475cm" svg:x="8.747cm" svg:y="13.641cm">
          <draw:text-box>
            <text:p text:style-name="P3"><text:span text:style-name="T5"><text:s/></text:span></text:p>
          </draw:text-box>
        </draw:frame>
        <draw:polygon draw:style-name="gr30" draw:text-style-name="P11" draw:layer="layout" svg:width="0.05cm" svg:height="0.028cm" svg:x="3.469cm" svg:y="13.517cm" svg:viewBox="0 0 51 29" draw:points="0,29 51,29 51,0 0,0">
          <text:p/>
        </draw:polygon>
        <draw:polygon draw:style-name="gr31" draw:text-style-name="P4" draw:layer="layout" svg:width="0.05cm" svg:height="0.028cm" svg:x="3.469cm" svg:y="13.517cm" svg:viewBox="0 0 51 29" draw:points="0,29 51,29 51,0 0,0">
          <text:p/>
        </draw:polygon>
        <draw:polygon draw:style-name="gr30" draw:text-style-name="P11" draw:layer="layout" svg:width="5.094cm" svg:height="0.028cm" svg:x="3.519cm" svg:y="13.517cm" svg:viewBox="0 0 5095 29" draw:points="0,29 5095,29 5095,0 0,0">
          <text:p/>
        </draw:polygon>
        <draw:polygon draw:style-name="gr31" draw:text-style-name="P4" draw:layer="layout" svg:width="5.094cm" svg:height="0.028cm" svg:x="3.519cm" svg:y="13.517cm" svg:viewBox="0 0 5095 29" draw:points="0,29 5095,29 5095,0 0,0">
          <text:p/>
        </draw:polygon>
        <draw:polygon draw:style-name="gr30" draw:text-style-name="P11" draw:layer="layout" svg:width="0.024cm" svg:height="0.028cm" svg:x="8.613cm" svg:y="13.517cm" svg:viewBox="0 0 25 29" draw:points="0,29 25,29 25,0 0,0">
          <text:p/>
        </draw:polygon>
        <draw:polygon draw:style-name="gr31" draw:text-style-name="P4" draw:layer="layout" svg:width="0.024cm" svg:height="0.028cm" svg:x="8.613cm" svg:y="13.517cm" svg:viewBox="0 0 25 29" draw:points="0,29 25,29 25,0 0,0">
          <text:p/>
        </draw:polygon>
        <draw:polygon draw:style-name="gr30" draw:text-style-name="P11" draw:layer="layout" svg:width="3.098cm" svg:height="0.028cm" svg:x="8.637cm" svg:y="13.517cm" svg:viewBox="0 0 3099 29" draw:points="0,29 3099,29 3099,0 0,0">
          <text:p/>
        </draw:polygon>
        <draw:polygon draw:style-name="gr31" draw:text-style-name="P4" draw:layer="layout" svg:width="3.098cm" svg:height="0.028cm" svg:x="8.637cm" svg:y="13.517cm" svg:viewBox="0 0 3099 29" draw:points="0,29 3099,29 3099,0 0,0">
          <text:p/>
        </draw:polygon>
        <draw:polygon draw:style-name="gr30" draw:text-style-name="P11" draw:layer="layout" svg:width="0.029cm" svg:height="0.028cm" svg:x="11.731cm" svg:y="13.517cm" svg:viewBox="0 0 30 29" draw:points="0,29 30,29 30,0 0,0">
          <text:p/>
        </draw:polygon>
        <draw:polygon draw:style-name="gr31" draw:text-style-name="P4" draw:layer="layout" svg:width="0.029cm" svg:height="0.028cm" svg:x="11.731cm" svg:y="13.517cm" svg:viewBox="0 0 30 29" draw:points="0,29 30,29 30,0 0,0">
          <text:p/>
        </draw:polygon>
        <draw:polygon draw:style-name="gr30" draw:text-style-name="P11" draw:layer="layout" svg:width="3.478cm" svg:height="0.028cm" svg:x="11.756cm" svg:y="13.517cm" svg:viewBox="0 0 3479 29" draw:points="0,29 3479,29 3479,0 0,0">
          <text:p/>
        </draw:polygon>
        <draw:polygon draw:style-name="gr31" draw:text-style-name="P4" draw:layer="layout" svg:width="3.478cm" svg:height="0.028cm" svg:x="11.756cm" svg:y="13.517cm" svg:viewBox="0 0 3479 29" draw:points="0,29 3479,29 3479,0 0,0">
          <text:p/>
        </draw:polygon>
        <draw:polygon draw:style-name="gr30" draw:text-style-name="P11" draw:layer="layout" svg:width="0.025cm" svg:height="0.028cm" svg:x="15.234cm" svg:y="13.517cm" svg:viewBox="0 0 26 29" draw:points="0,29 26,29 26,0 0,0">
          <text:p/>
        </draw:polygon>
        <draw:polygon draw:style-name="gr31" draw:text-style-name="P4" draw:layer="layout" svg:width="0.025cm" svg:height="0.028cm" svg:x="15.234cm" svg:y="13.517cm" svg:viewBox="0 0 26 29" draw:points="0,29 26,29 26,0 0,0">
          <text:p/>
        </draw:polygon>
        <draw:polygon draw:style-name="gr30" draw:text-style-name="P11" draw:layer="layout" svg:width="3.249cm" svg:height="0.028cm" svg:x="15.259cm" svg:y="13.517cm" svg:viewBox="0 0 3250 29" draw:points="0,29 3250,29 3250,0 0,0">
          <text:p/>
        </draw:polygon>
        <draw:polygon draw:style-name="gr31" draw:text-style-name="P4" draw:layer="layout" svg:width="3.249cm" svg:height="0.028cm" svg:x="15.259cm" svg:y="13.517cm" svg:viewBox="0 0 3250 29" draw:points="0,29 3250,29 3250,0 0,0">
          <text:p/>
        </draw:polygon>
        <draw:polygon draw:style-name="gr30" draw:text-style-name="P11" draw:layer="layout" svg:width="0.05cm" svg:height="0.028cm" svg:x="18.508cm" svg:y="13.517cm" svg:viewBox="0 0 51 29" draw:points="0,29 51,29 51,0 0,0">
          <text:p/>
        </draw:polygon>
        <draw:polygon draw:style-name="gr31" draw:text-style-name="P4" draw:layer="layout" svg:width="0.05cm" svg:height="0.028cm" svg:x="18.508cm" svg:y="13.517cm" svg:viewBox="0 0 51 29" draw:points="0,29 51,29 51,0 0,0">
          <text:p/>
        </draw:polygon>
        <draw:polygon draw:style-name="gr30" draw:text-style-name="P11" draw:layer="layout" svg:width="0.05cm" svg:height="0.678cm" svg:x="3.469cm" svg:y="13.545cm" svg:viewBox="0 0 51 679" draw:points="0,679 51,679 51,0 0,0">
          <text:p/>
        </draw:polygon>
        <draw:polygon draw:style-name="gr31" draw:text-style-name="P4" draw:layer="layout" svg:width="0.05cm" svg:height="0.678cm" svg:x="3.469cm" svg:y="13.545cm" svg:viewBox="0 0 51 679" draw:points="0,679 51,679 51,0 0,0">
          <text:p/>
        </draw:polygon>
        <draw:polygon draw:style-name="gr30" draw:text-style-name="P11" draw:layer="layout" svg:width="0.05cm" svg:height="0.053cm" svg:x="3.469cm" svg:y="14.219cm" svg:viewBox="0 0 51 54" draw:points="0,54 51,54 51,0 0,0">
          <text:p/>
        </draw:polygon>
        <draw:polygon draw:style-name="gr31" draw:text-style-name="P4" draw:layer="layout" svg:width="0.05cm" svg:height="0.053cm" svg:x="3.469cm" svg:y="14.219cm" svg:viewBox="0 0 51 54" draw:points="0,54 51,54 51,0 0,0">
          <text:p/>
        </draw:polygon>
        <draw:polygon draw:style-name="gr30" draw:text-style-name="P11" draw:layer="layout" svg:width="0.05cm" svg:height="0.053cm" svg:x="3.469cm" svg:y="14.219cm" svg:viewBox="0 0 51 54" draw:points="0,54 51,54 51,0 0,0">
          <text:p/>
        </draw:polygon>
        <draw:polygon draw:style-name="gr31" draw:text-style-name="P4" draw:layer="layout" svg:width="0.05cm" svg:height="0.053cm" svg:x="3.469cm" svg:y="14.219cm" svg:viewBox="0 0 51 54" draw:points="0,54 51,54 51,0 0,0">
          <text:p/>
        </draw:polygon>
        <draw:polygon draw:style-name="gr30" draw:text-style-name="P11" draw:layer="layout" svg:width="5.094cm" svg:height="0.053cm" svg:x="3.519cm" svg:y="14.219cm" svg:viewBox="0 0 5095 54" draw:points="0,54 5095,54 5095,0 0,0">
          <text:p/>
        </draw:polygon>
        <draw:polygon draw:style-name="gr31" draw:text-style-name="P4" draw:layer="layout" svg:width="5.094cm" svg:height="0.053cm" svg:x="3.519cm" svg:y="14.219cm" svg:viewBox="0 0 5095 54" draw:points="0,54 5095,54 5095,0 0,0">
          <text:p/>
        </draw:polygon>
        <draw:polygon draw:style-name="gr37" draw:text-style-name="P11" draw:layer="layout" svg:width="0.024cm" svg:height="0.678cm" svg:x="8.613cm" svg:y="13.545cm" svg:viewBox="0 0 25 679" draw:points="0,679 25,679 25,0 0,0">
          <text:p/>
        </draw:polygon>
        <draw:polygon draw:style-name="gr38" draw:text-style-name="P4" draw:layer="layout" svg:width="0.024cm" svg:height="0.678cm" svg:x="8.613cm" svg:y="13.545cm" svg:viewBox="0 0 25 679" draw:points="0,679 25,679 25,0 0,0">
          <text:p/>
        </draw:polygon>
        <draw:polygon draw:style-name="gr31" draw:text-style-name="P4" draw:layer="layout" svg:width="0.024cm" svg:height="0.678cm" svg:x="8.613cm" svg:y="13.545cm" svg:viewBox="0 0 25 679" draw:points="0,679 25,679 25,0 0,0">
          <text:p/>
        </draw:polygon>
        <draw:polygon draw:style-name="gr30" draw:text-style-name="P11" draw:layer="layout" svg:width="0.049cm" svg:height="0.053cm" svg:x="8.613cm" svg:y="14.219cm" svg:viewBox="0 0 50 54" draw:points="0,54 50,54 50,0 0,0">
          <text:p/>
        </draw:polygon>
        <draw:polygon draw:style-name="gr31" draw:text-style-name="P4" draw:layer="layout" svg:width="0.049cm" svg:height="0.053cm" svg:x="8.613cm" svg:y="14.219cm" svg:viewBox="0 0 50 54" draw:points="0,54 50,54 50,0 0,0">
          <text:p/>
        </draw:polygon>
        <draw:polygon draw:style-name="gr30" draw:text-style-name="P11" draw:layer="layout" svg:width="3.073cm" svg:height="0.053cm" svg:x="8.662cm" svg:y="14.219cm" svg:viewBox="0 0 3074 54" draw:points="0,54 3074,54 3074,0 0,0">
          <text:p/>
        </draw:polygon>
        <draw:polygon draw:style-name="gr31" draw:text-style-name="P4" draw:layer="layout" svg:width="3.073cm" svg:height="0.053cm" svg:x="8.662cm" svg:y="14.219cm" svg:viewBox="0 0 3074 54" draw:points="0,54 3074,54 3074,0 0,0">
          <text:p/>
        </draw:polygon>
        <draw:polygon draw:style-name="gr30" draw:text-style-name="P11" draw:layer="layout" svg:width="0.029cm" svg:height="0.678cm" svg:x="11.731cm" svg:y="13.545cm" svg:viewBox="0 0 30 679" draw:points="0,679 30,679 30,0 0,0">
          <text:p/>
        </draw:polygon>
        <draw:polygon draw:style-name="gr31" draw:text-style-name="P4" draw:layer="layout" svg:width="0.029cm" svg:height="0.678cm" svg:x="11.731cm" svg:y="13.545cm" svg:viewBox="0 0 30 679" draw:points="0,679 30,679 30,0 0,0">
          <text:p/>
        </draw:polygon>
        <draw:polygon draw:style-name="gr30" draw:text-style-name="P11" draw:layer="layout" svg:width="0.053cm" svg:height="0.053cm" svg:x="11.731cm" svg:y="14.219cm" svg:viewBox="0 0 54 54" draw:points="0,54 54,54 54,0 0,0">
          <text:p/>
        </draw:polygon>
        <draw:polygon draw:style-name="gr31" draw:text-style-name="P4" draw:layer="layout" svg:width="0.053cm" svg:height="0.053cm" svg:x="11.731cm" svg:y="14.219cm" svg:viewBox="0 0 54 54" draw:points="0,54 54,54 54,0 0,0">
          <text:p/>
        </draw:polygon>
        <draw:polygon draw:style-name="gr30" draw:text-style-name="P11" draw:layer="layout" svg:width="3.45cm" svg:height="0.053cm" svg:x="11.784cm" svg:y="14.219cm" svg:viewBox="0 0 3451 54" draw:points="0,54 3451,54 3451,0 0,0">
          <text:p/>
        </draw:polygon>
        <draw:polygon draw:style-name="gr31" draw:text-style-name="P4" draw:layer="layout" svg:width="3.45cm" svg:height="0.053cm" svg:x="11.784cm" svg:y="14.219cm" svg:viewBox="0 0 3451 54" draw:points="0,54 3451,54 3451,0 0,0">
          <text:p/>
        </draw:polygon>
        <draw:polygon draw:style-name="gr30" draw:text-style-name="P11" draw:layer="layout" svg:width="0.025cm" svg:height="0.678cm" svg:x="15.234cm" svg:y="13.545cm" svg:viewBox="0 0 26 679" draw:points="0,679 26,679 26,0 0,0">
          <text:p/>
        </draw:polygon>
        <draw:polygon draw:style-name="gr31" draw:text-style-name="P4" draw:layer="layout" svg:width="0.025cm" svg:height="0.678cm" svg:x="15.234cm" svg:y="13.545cm" svg:viewBox="0 0 26 679" draw:points="0,679 26,679 26,0 0,0">
          <text:p/>
        </draw:polygon>
        <draw:polygon draw:style-name="gr30" draw:text-style-name="P11" draw:layer="layout" svg:width="0.05cm" svg:height="0.053cm" svg:x="15.234cm" svg:y="14.219cm" svg:viewBox="0 0 51 54" draw:points="0,54 51,54 51,0 0,0">
          <text:p/>
        </draw:polygon>
        <draw:polygon draw:style-name="gr31" draw:text-style-name="P4" draw:layer="layout" svg:width="0.05cm" svg:height="0.053cm" svg:x="15.234cm" svg:y="14.219cm" svg:viewBox="0 0 51 54" draw:points="0,54 51,54 51,0 0,0">
          <text:p/>
        </draw:polygon>
        <draw:polygon draw:style-name="gr30" draw:text-style-name="P11" draw:layer="layout" svg:width="3.224cm" svg:height="0.053cm" svg:x="15.284cm" svg:y="14.219cm" svg:viewBox="0 0 3225 54" draw:points="0,54 3225,54 3225,0 0,0">
          <text:p/>
        </draw:polygon>
        <draw:polygon draw:style-name="gr31" draw:text-style-name="P4" draw:layer="layout" svg:width="3.224cm" svg:height="0.053cm" svg:x="15.284cm" svg:y="14.219cm" svg:viewBox="0 0 3225 54" draw:points="0,54 3225,54 3225,0 0,0">
          <text:p/>
        </draw:polygon>
        <draw:polygon draw:style-name="gr30" draw:text-style-name="P11" draw:layer="layout" svg:width="0.05cm" svg:height="0.678cm" svg:x="18.508cm" svg:y="13.545cm" svg:viewBox="0 0 51 679" draw:points="0,679 51,679 51,0 0,0">
          <text:p/>
        </draw:polygon>
        <draw:polygon draw:style-name="gr31" draw:text-style-name="P4" draw:layer="layout" svg:width="0.05cm" svg:height="0.678cm" svg:x="18.508cm" svg:y="13.545cm" svg:viewBox="0 0 51 679" draw:points="0,679 51,679 51,0 0,0">
          <text:p/>
        </draw:polygon>
        <draw:polygon draw:style-name="gr30" draw:text-style-name="P11" draw:layer="layout" svg:width="0.05cm" svg:height="0.053cm" svg:x="18.508cm" svg:y="14.219cm" svg:viewBox="0 0 51 54" draw:points="0,54 51,54 51,0 0,0">
          <text:p/>
        </draw:polygon>
        <draw:polygon draw:style-name="gr31" draw:text-style-name="P4" draw:layer="layout" svg:width="0.05cm" svg:height="0.053cm" svg:x="18.508cm" svg:y="14.219cm" svg:viewBox="0 0 51 54" draw:points="0,54 51,54 51,0 0,0">
          <text:p/>
        </draw:polygon>
        <draw:polygon draw:style-name="gr30" draw:text-style-name="P11" draw:layer="layout" svg:width="0.05cm" svg:height="0.053cm" svg:x="18.508cm" svg:y="14.219cm" svg:viewBox="0 0 51 54" draw:points="0,54 51,54 51,0 0,0">
          <text:p/>
        </draw:polygon>
        <draw:polygon draw:style-name="gr31" draw:text-style-name="P4" draw:layer="layout" svg:width="0.05cm" svg:height="0.053cm" svg:x="18.508cm" svg:y="14.219cm" svg:viewBox="0 0 51 54" draw:points="0,54 51,54 51,0 0,0">
          <text:p/>
        </draw:polygon>
        <draw:frame draw:style-name="gr8" draw:text-style-name="P10" draw:layer="layout" svg:width="0.108cm" svg:height="0.475cm" svg:x="11.869cm" svg:y="13.641cm">
          <draw:text-box>
            <text:p text:style-name="P3"><text:span text:style-name="T5"><text:s/></text:span></text:p>
          </draw:text-box>
        </draw:frame>
        <draw:frame draw:style-name="gr8" draw:text-style-name="P10" draw:layer="layout" svg:width="0.108cm" svg:height="0.475cm" svg:x="15.368cm" svg:y="13.641cm">
          <draw:text-box>
            <text:p text:style-name="P3"><text:span text:style-name="T5"><text:s/></text:span></text:p>
          </draw:text-box>
        </draw:frame>
        <draw:frame draw:style-name="gr4" draw:text-style-name="P10" draw:layer="layout" svg:width="0.091cm" svg:height="0.39cm" svg:x="3.011cm" svg:y="14.353cm">
          <draw:text-box>
            <text:p text:style-name="P3"><text:span text:style-name="T2"><text:s/></text:span></text:p>
          </draw:text-box>
        </draw:frame>
        <draw:frame draw:style-name="gr39" draw:text-style-name="P10" draw:layer="layout" svg:width="3.029cm" svg:height="0.475cm" svg:x="2.96cm" svg:y="6.83cm">
          <draw:text-box>
            <text:p text:style-name="P3"><text:span text:style-name="T5">Coorientador(a): <text:s/></text:span></text:p>
          </draw:text-box>
        </draw:frame>
        <draw:control draw:style-name="gr25" draw:text-style-name="P8" draw:layer="controls" svg:width="12.2cm" svg:height="0.5cm" svg:x="5.855cm" svg:y="6.81cm" draw:control="control15"/>
        <draw:frame draw:style-name="gr8" draw:text-style-name="P10" draw:layer="layout" svg:width="0.108cm" svg:height="0.475cm" svg:x="15.321cm" svg:y="19.979cm">
          <draw:text-box>
            <text:p text:style-name="P3"><text:span text:style-name="T5"><text:s/></text:span></text:p>
          </draw:text-box>
        </draw:frame>
        <draw:frame draw:style-name="gr8" draw:text-style-name="P10" draw:layer="layout" svg:width="0.108cm" svg:height="0.475cm" svg:x="15.321cm" svg:y="20.465cm">
          <draw:text-box>
            <text:p text:style-name="P3"><text:span text:style-name="T5"><text:s/></text:span></text:p>
          </draw:text-box>
        </draw:frame>
        <draw:frame draw:style-name="gr22" draw:text-style-name="P10" draw:layer="layout" svg:width="6.564cm" svg:height="0.475cm" svg:x="11.638cm" svg:y="20.952cm">
          <draw:text-box>
            <text:p text:style-name="P3"><text:span text:style-name="T5"><text:s text:c="7"/></text:span><text:span text:style-name="T5">___________________________ </text:span></text:p>
          </draw:text-box>
        </draw:frame>
        <draw:frame draw:style-name="gr40" draw:text-style-name="P10" draw:layer="layout" svg:width="4.946cm" svg:height="0.475cm" svg:x="11.638cm" svg:y="21.439cm">
          <draw:text-box>
            <text:p text:style-name="P3"><text:span text:style-name="T5"><text:s text:c="22"/></text:span><text:span text:style-name="T5">(Coorientador) </text:span></text:p>
          </draw:text-box>
        </draw:frame>
      </draw:page>
      <draw:page draw:name="page3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2" form:control-implementation="ooo:com.sun.star.form.component.TextField" xml:id="control16" form:id="control16" form:current-value="(nomeAluno2)" form:value="(nomeAlu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itulo1_2" form:control-implementation="ooo:com.sun.star.form.component.TextField" xml:id="control17" form:id="control17" form:current-value="(titulo1_2)" form:value="(titulo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itulo2_2" form:control-implementation="ooo:com.sun.star.form.component.TextField" xml:id="control18" form:id="control18" form:current-value="(titulo2_2)" form:value="(titulo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orientador3" form:control-implementation="ooo:com.sun.star.form.component.TextField" xml:id="control19" form:id="control19" form:current-value="(orientador3)" form:value="(orient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1_2" form:control-implementation="ooo:com.sun.star.form.component.TextField" xml:id="control20" form:id="control20" form:current-value="(avaliador1_2)" form:value="(avaliador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2_2" form:control-implementation="ooo:com.sun.star.form.component.TextField" xml:id="control21" form:id="control21" form:current-value="(avaliador2_2)" form:value="(avaliador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3_2" form:control-implementation="ooo:com.sun.star.form.component.TextField" xml:id="control22" form:id="control22" form:current-value="(avaliador3_2)" form:value="(avaliador3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4_2" form:control-implementation="ooo:com.sun.star.form.component.TextField" xml:id="control23" form:id="control23" form:current-value="(avaliador4_2)" form:value="(avaliador4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dia2" form:control-implementation="ooo:com.sun.star.form.component.TextField" xml:id="control24" form:id="control24" form:current-value="(dia2)" form:value="(dia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mes2" form:control-implementation="ooo:com.sun.star.form.component.TextField" xml:id="control25" form:id="control25" form:current-value="(mes2)" form:value="(mes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no2" form:control-implementation="ooo:com.sun.star.form.component.TextField" xml:id="control26" form:id="control26" form:current-value="(ano2)" form:value="(a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hora1" form:control-implementation="ooo:com.sun.star.form.component.TextField" xml:id="control27" form:id="control27" form:current-value="(hora1)" form:value="(hor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sala1" form:control-implementation="ooo:com.sun.star.form.component.TextField" xml:id="control28" form:id="control28" form:current-value="(sala1)" form:value="(sal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orientador2" form:control-implementation="ooo:com.sun.star.form.component.TextField" xml:id="control29" form:id="control29" form:current-value="(orientador2)" form:value="(orient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itulo2_3" form:control-implementation="ooo:com.sun.star.form.component.TextField" xml:id="control30" form:id="control30" form:current-value="(titulo2_3)" form:value="(titulo2_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coorientador2" form:control-implementation="ooo:com.sun.star.form.component.TextField" xml:id="control31" form:id="control31" form:current-value="(coorientador2)" form:value="(coorient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frame draw:style-name="gr3" draw:text-style-name="P4" draw:layer="layout" svg:width="0.112cm" svg:height="0.416cm" svg:x="3.002cm" svg:y="2.187cm">
          <draw:text-box>
            <text:p text:style-name="P3"><text:span text:style-name="T1"><text:s/></text:span></text:p>
          </draw:text-box>
        </draw:frame>
        <draw:frame draw:style-name="gr4" draw:text-style-name="P4" draw:layer="layout" svg:width="0.091cm" svg:height="0.39cm" svg:x="3.002cm" svg:y="2.684cm">
          <draw:text-box>
            <text:p text:style-name="P3"><text:span text:style-name="T2"><text:s/></text:span></text:p>
          </draw:text-box>
        </draw:frame>
        <draw:frame draw:style-name="gr5" draw:text-style-name="P4" draw:layer="layout" svg:width="0.104cm" svg:height="0.374cm" svg:x="11.003cm" svg:y="28.502cm">
          <draw:text-box>
            <text:p text:style-name="P3"><text:span text:style-name="T3"><text:s/></text:span></text:p>
          </draw:text-box>
        </draw:frame>
        <draw:frame draw:style-name="gr41" draw:text-style-name="P4" draw:layer="layout" svg:width="14.391cm" svg:height="0.475cm" svg:x="3.785cm" svg:y="3.118cm">
          <draw:text-box>
            <text:p text:style-name="P3"><text:span text:style-name="T7">ATA DE DEFESA PÚBLICA DO TRABALHO DE CONCLUSÃO DE CURSO </text:span></text:p>
          </draw:text-box>
        </draw:frame>
        <draw:frame draw:style-name="gr8" draw:text-style-name="P4" draw:layer="layout" svg:width="0.108cm" svg:height="0.475cm" svg:x="11.003cm" svg:y="3.59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4.08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4.575cm">
          <draw:text-box>
            <text:p text:style-name="P3"><text:span text:style-name="T5"><text:s/></text:span></text:p>
          </draw:text-box>
        </draw:frame>
        <draw:frame draw:style-name="gr42" draw:text-style-name="P4" draw:layer="layout" svg:width="14.167cm" svg:height="0.475cm" svg:x="4.25cm" svg:y="4.575cm">
          <draw:text-box>
            <text:p text:style-name="P3"><text:span text:style-name="T5">Aos ______ dias do mês de _________________________ de _______________, <text:s/></text:span></text:p>
          </draw:text-box>
        </draw:frame>
        <draw:frame draw:style-name="gr43" draw:text-style-name="P4" draw:layer="layout" svg:width="15.547cm" svg:height="0.475cm" svg:x="3.002cm" svg:y="5.306cm">
          <draw:text-box>
            <text:p text:style-name="P3"><text:span text:style-name="T5">às ___________ horas, em sessão pública na sala _____________________ do Instituto de </text:span></text:p>
          </draw:text-box>
        </draw:frame>
        <draw:frame draw:style-name="gr44" draw:text-style-name="P4" draw:layer="layout" svg:width="15.67cm" svg:height="0.475cm" svg:x="3.002cm" svg:y="6.036cm">
          <draw:text-box>
            <text:p text:style-name="P3"><text:span text:style-name="T5">Ciências Exatas da UFJF, na presença da Banca Examinadora presidida pelo(a) Professor(a) </text:span></text:p>
          </draw:text-box>
        </draw:frame>
        <draw:frame draw:style-name="gr45" draw:text-style-name="P4" draw:layer="layout" svg:width="15.428cm" svg:height="0.475cm" svg:x="3.002cm" svg:y="6.766cm">
          <draw:text-box>
            <text:p text:style-name="P3"><text:span text:style-name="T5">_______________________________________________________________________ e </text:span></text:p>
          </draw:text-box>
        </draw:frame>
        <draw:frame draw:style-name="gr46" draw:text-style-name="P4" draw:layer="layout" svg:width="5.298cm" svg:height="0.475cm" svg:x="3.002cm" svg:y="7.496cm">
          <draw:text-box>
            <text:p text:style-name="P3"><text:span text:style-name="T5">composta pelos examinadores: </text:span></text:p>
          </draw:text-box>
        </draw:frame>
        <draw:frame draw:style-name="gr8" draw:text-style-name="P4" draw:layer="layout" svg:width="0.108cm" svg:height="0.475cm" svg:x="3.002cm" svg:y="8.22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8.456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9.19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9.916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10.6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11.878cm">
          <draw:text-box>
            <text:p text:style-name="P3"><text:span text:style-name="T5"><text:s/></text:span></text:p>
          </draw:text-box>
        </draw:frame>
        <draw:frame draw:style-name="gr47" draw:text-style-name="P4" draw:layer="layout" svg:width="15.314cm" svg:height="0.475cm" svg:x="3.002cm" svg:y="12.608cm">
          <draw:text-box>
            <text:p text:style-name="P3"><text:span text:style-name="T5">o(a) aluno(a) _____________________________________________________________ </text:span></text:p>
          </draw:text-box>
        </draw:frame>
        <draw:frame draw:style-name="gr48" draw:text-style-name="P4" draw:layer="layout" svg:width="9.726cm" svg:height="0.475cm" svg:x="3.002cm" svg:y="13.338cm">
          <draw:text-box>
            <text:p text:style-name="P3"><text:span text:style-name="T5">apresentou o Trabalho de Conclusão de Curso intitulado: </text:span></text:p>
          </draw:text-box>
        </draw:frame>
        <draw:frame draw:style-name="gr49" draw:text-style-name="P5" draw:layer="layout" svg:width="15.298cm" svg:height="0.475cm" svg:x="3.002cm" svg:y="14.065cm">
          <draw:text-box>
            <text:p text:style-name="P3"><text:span text:style-name="T5">________________________________________________________________________</text:span></text:p>
          </draw:text-box>
        </draw:frame>
        <draw:frame draw:style-name="gr50" draw:text-style-name="P4" draw:layer="layout" svg:width="15.335cm" svg:height="0.475cm" svg:x="3.002cm" svg:y="14.799cm">
          <draw:text-box>
            <text:p text:style-name="P3"><text:span text:style-name="T5">________________________________________________________________________ </text:span></text:p>
          </draw:text-box>
        </draw:frame>
        <draw:frame draw:style-name="gr51" draw:text-style-name="P13" draw:layer="layout" svg:width="15.805cm" svg:height="3.671cm" svg:x="3cm" svg:y="16.229cm">
          <draw:text-box>
            <text:p text:style-name="P12"><text:span text:style-name="T8">como requisito curricular indispensável para a integralização do Curso de Bacharelado em </text:span></text:p>
            <text:p text:style-name="P12"><text:span text:style-name="T8">Ciência da Computação. Após reunião em sessão reservada, a Banca Examinadora deliberou</text:span></text:p>
            <text:p text:style-name="P12"><text:span text:style-name="T8"><text:s/></text:span><text:span text:style-name="T8">e decidiu pela _________________________ do referido trabalho, divulgando o resultado </text:span></text:p>
            <text:p text:style-name="P12"><text:span text:style-name="T8">formalmente ao aluno e demais presentes e eu, na qualidade de Presidente da Banca, lavrei a </text:span></text:p>
            <text:p text:style-name="P12"><text:span text:style-name="T8">presente ata que será assinada por mim, pelos demais examinadores e pelo aluno.</text:span></text:p>
          </draw:text-box>
        </draw:frame>
        <draw:frame draw:style-name="gr8" draw:text-style-name="P4" draw:layer="layout" svg:width="0.108cm" svg:height="0.475cm" svg:x="3.002cm" svg:y="19.1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4.25cm" svg:y="19.177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3.002cm" svg:y="19.664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627cm" svg:y="19.177cm">
          <draw:text-box>
            <text:p text:style-name="P3"><text:span text:style-name="T5"><text:s/></text:span></text:p>
          </draw:text-box>
        </draw:frame>
        <draw:frame draw:style-name="gr52" draw:text-style-name="P4" draw:layer="layout" svg:width="6.246cm" svg:height="0.475cm" svg:x="3.8cm" svg:y="20.751cm">
          <draw:text-box>
            <text:p text:style-name="P3"><text:span text:style-name="T5">_____________________________ </text:span></text:p>
          </draw:text-box>
        </draw:frame>
        <draw:frame draw:style-name="gr53" draw:text-style-name="P4" draw:layer="layout" svg:width="4.379cm" svg:height="0.475cm" svg:x="4.731cm" svg:y="21.238cm">
          <draw:text-box>
            <text:p text:style-name="P3"><text:span text:style-name="T5">(Presidente e Orientador) </text:span></text:p>
          </draw:text-box>
        </draw:frame>
        <draw:frame draw:style-name="gr8" draw:text-style-name="P4" draw:layer="layout" svg:width="0.108cm" svg:height="0.475cm" svg:x="6.869cm" svg:y="21.72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875cm" svg:y="21.61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875cm" svg:y="22.098cm">
          <draw:text-box>
            <text:p text:style-name="P3"><text:span text:style-name="T5"><text:s/></text:span></text:p>
          </draw:text-box>
        </draw:frame>
        <draw:frame draw:style-name="gr20" draw:text-style-name="P4" draw:layer="layout" svg:width="5.611cm" svg:height="0.475cm" svg:x="4.123cm" svg:y="22.785cm">
          <draw:text-box>
            <text:p text:style-name="P3"><text:span text:style-name="T5">__________________________ </text:span></text:p>
          </draw:text-box>
        </draw:frame>
        <draw:frame draw:style-name="gr54" draw:text-style-name="P4" draw:layer="layout" svg:width="2.576cm" svg:height="0.475cm" svg:x="5.623cm" svg:y="23.271cm">
          <draw:text-box>
            <text:p text:style-name="P3"><text:span text:style-name="T5">(Avaliador 01) </text:span></text:p>
          </draw:text-box>
        </draw:frame>
        <draw:frame draw:style-name="gr8" draw:text-style-name="P4" draw:layer="layout" svg:width="0.108cm" svg:height="0.475cm" svg:x="6.875cm" svg:y="23.758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875cm" svg:y="24.04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875cm" svg:y="24.532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314cm" svg:y="21.724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314cm" svg:y="21.611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314cm" svg:y="22.098cm">
          <draw:text-box>
            <text:p text:style-name="P3"><text:span text:style-name="T5"><text:s/></text:span></text:p>
          </draw:text-box>
        </draw:frame>
        <draw:frame draw:style-name="gr20" draw:text-style-name="P4" draw:layer="layout" svg:width="5.611cm" svg:height="0.475cm" svg:x="12.562cm" svg:y="22.785cm">
          <draw:text-box>
            <text:p text:style-name="P3"><text:span text:style-name="T5">__________________________ </text:span></text:p>
          </draw:text-box>
        </draw:frame>
        <draw:frame draw:style-name="gr54" draw:text-style-name="P4" draw:layer="layout" svg:width="2.576cm" svg:height="0.475cm" svg:x="14.061cm" svg:y="23.271cm">
          <draw:text-box>
            <text:p text:style-name="P3"><text:span text:style-name="T5">(Avaliador 02) </text:span></text:p>
          </draw:text-box>
        </draw:frame>
        <draw:frame draw:style-name="gr8" draw:text-style-name="P4" draw:layer="layout" svg:width="0.108cm" svg:height="0.475cm" svg:x="15.314cm" svg:y="23.758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314cm" svg:y="24.045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6.688cm" svg:y="25.019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5.314cm" svg:y="25.019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003cm" svg:y="25.506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003cm" svg:y="25.992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003cm" svg:y="26.479cm">
          <draw:text-box>
            <text:p text:style-name="P3"><text:span text:style-name="T5"><text:s/></text:span></text:p>
          </draw:text-box>
        </draw:frame>
        <draw:frame draw:style-name="gr8" draw:text-style-name="P4" draw:layer="layout" svg:width="0.108cm" svg:height="0.475cm" svg:x="11.003cm" svg:y="26.966cm">
          <draw:text-box>
            <text:p text:style-name="P3"><text:span text:style-name="T5"><text:s/></text:span></text:p>
          </draw:text-box>
        </draw:frame>
        <draw:frame draw:style-name="gr55" draw:text-style-name="P4" draw:layer="layout" svg:width="8.786cm" svg:height="0.475cm" svg:x="6.663cm" svg:y="27.453cm">
          <draw:text-box>
            <text:p text:style-name="P3"><text:span text:style-name="T5">_________________________________________ </text:span></text:p>
          </draw:text-box>
        </draw:frame>
        <draw:polygon draw:style-name="gr2" draw:text-style-name="P2" draw:layer="layout" svg:width="2.124cm" svg:height="0.501cm" svg:x="3.52cm" svg:y="5.178cm" svg:viewBox="0 0 2125 502" draw:points="0,502 2125,502 2125,0 0,0">
          <text:p/>
        </draw:polygon>
        <draw:frame draw:style-name="gr56" draw:text-style-name="P4" draw:layer="layout" svg:width="1.166cm" svg:height="0.475cm" svg:x="10.473cm" svg:y="27.94cm">
          <draw:text-box>
            <text:p text:style-name="P3"><text:span text:style-name="T5">Aluno </text:span></text:p>
          </draw:text-box>
        </draw:frame>
        <draw:control draw:style-name="gr25" draw:text-style-name="P8" draw:layer="controls" svg:width="12.944cm" svg:height="0.5cm" svg:x="5.256cm" svg:y="12.47cm" draw:control="control16"/>
        <draw:control draw:style-name="gr25" draw:text-style-name="P8" draw:layer="controls" svg:width="15.6cm" svg:height="0.5cm" svg:x="3.2cm" svg:y="13.944cm" draw:control="control17"/>
        <draw:control draw:style-name="gr25" draw:text-style-name="P8" draw:layer="controls" svg:width="16.4cm" svg:height="0.5cm" svg:x="3.122cm" svg:y="14.644cm" draw:control="control18"/>
        <draw:control draw:style-name="gr25" draw:text-style-name="P8" draw:layer="controls" svg:width="12.6cm" svg:height="0.5cm" svg:x="3.4cm" svg:y="8.1cm" draw:control="control19"/>
        <draw:control draw:style-name="gr25" draw:text-style-name="P8" draw:layer="controls" svg:width="12.6cm" svg:height="0.5cm" svg:x="3.4cm" svg:y="9.3cm" draw:control="control20"/>
        <draw:control draw:style-name="gr25" draw:text-style-name="P8" draw:layer="controls" svg:width="12.6cm" svg:height="0.5cm" svg:x="3.4cm" svg:y="9.9cm" draw:control="control21"/>
        <draw:control draw:style-name="gr25" draw:text-style-name="P8" draw:layer="controls" svg:width="12.6cm" svg:height="0.5cm" svg:x="3.4cm" svg:y="10.5cm" draw:control="control22"/>
        <draw:control draw:style-name="gr25" draw:text-style-name="P8" draw:layer="controls" svg:width="12.6cm" svg:height="0.5cm" svg:x="3.4cm" svg:y="11.1cm" draw:control="control23"/>
        <draw:control draw:style-name="gr25" draw:text-style-name="P14" draw:layer="controls" svg:width="1.24cm" svg:height="0.42cm" svg:x="5.022cm" svg:y="4.57cm" draw:control="control24"/>
        <draw:control draw:style-name="gr25" draw:text-style-name="P14" draw:layer="controls" svg:width="4.422cm" svg:height="0.42cm" svg:x="9.378cm" svg:y="4.57cm" draw:control="control25"/>
        <draw:control draw:style-name="gr25" draw:text-style-name="P14" draw:layer="controls" svg:width="2.622cm" svg:height="0.42cm" svg:x="15.178cm" svg:y="4.57cm" draw:control="control26"/>
        <draw:control draw:style-name="gr25" draw:text-style-name="P14" draw:layer="controls" svg:width="2.122cm" svg:height="0.42cm" svg:x="3.522cm" svg:y="5.29cm" draw:control="control27"/>
        <draw:control draw:style-name="gr25" draw:text-style-name="P14" draw:layer="controls" svg:width="3.822cm" svg:height="0.42cm" svg:x="11.778cm" svg:y="5.29cm" draw:control="control28"/>
        <draw:control draw:style-name="gr25" draw:text-style-name="P14" draw:layer="controls" svg:width="14.322cm" svg:height="0.42cm" svg:x="3.378cm" svg:y="6.72cm" draw:control="control29"/>
        <draw:frame draw:style-name="gr1" draw:text-style-name="P1" draw:layer="layout" svg:width="16.998cm" svg:height="2.994cm" svg:x="0.3cm" svg:y="-0.39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0" draw:text-style-name="P4" draw:layer="layout" svg:width="15.335cm" svg:height="0.475cm" svg:x="2.987cm" svg:y="15.525cm">
          <draw:text-box>
            <text:p text:style-name="P3"><text:span text:style-name="T5">________________________________________________________________________ </text:span></text:p>
          </draw:text-box>
        </draw:frame>
        <draw:control draw:style-name="gr25" draw:text-style-name="P8" draw:layer="controls" svg:width="16.4cm" svg:height="0.42cm" svg:x="3.1cm" svg:y="15.44cm" draw:control="control30"/>
        <draw:frame draw:style-name="gr57" draw:text-style-name="P10" draw:layer="layout" svg:width="5.188cm" svg:height="0.475cm" svg:x="12.773cm" svg:y="20.751cm">
          <draw:text-box>
            <text:p text:style-name="P3"><text:span text:style-name="T5">________________________ </text:span></text:p>
          </draw:text-box>
        </draw:frame>
        <draw:frame draw:style-name="gr58" draw:text-style-name="P10" draw:layer="layout" svg:width="2.618cm" svg:height="0.475cm" svg:x="14.057cm" svg:y="21.238cm">
          <draw:text-box>
            <text:p text:style-name="P3"><text:span text:style-name="T5">(Coorientador) </text:span></text:p>
          </draw:text-box>
        </draw:frame>
        <draw:frame draw:style-name="gr8" draw:text-style-name="P10" draw:layer="layout" svg:width="0.108cm" svg:height="0.475cm" svg:x="15.313cm" svg:y="21.725cm">
          <draw:text-box>
            <text:p text:style-name="P3"><text:span text:style-name="T5"><text:s/></text:span></text:p>
          </draw:text-box>
        </draw:frame>
        <draw:control draw:style-name="gr25" draw:text-style-name="P8" draw:layer="controls" svg:width="12.5cm" svg:height="0.5cm" svg:x="3.4cm" svg:y="8.7cm" draw:control="control3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pt" fo:country="BR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fo:font-size="11pt" style:font-size-asian="11pt" style:font-size-complex="11pt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 style:font-size-asian="10pt" style:language-asian="en" style:country-asian="US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2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Indent_20_3" style:display-name="Body Text Indent 3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FreeSans2" style:font-family-asian="FreeSans" style:font-family-generic-asian="swiss" style:font-size-asian="12pt" style:language-asian="ar" style:country-asian="SA" style:font-weight-asian="bold" style:font-weight-complex="bold"/>
    </style:style>
    <style:style style:name="Text_20_Body" style:display-name="Text Body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9T00:57:12.722068000</dc:date>
    <meta:generator>LibreOffice/4.4.7.2$MacOSX_X86_64 LibreOffice_project/f3153a8b245191196a4b6b9abd1d0da16eead600</meta:generator>
    <meta:editing-duration>PT2H31M12S</meta:editing-duration>
    <meta:editing-cycles>39</meta:editing-cycles>
    <meta:document-statistic meta:object-count="4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3" style:family="paragraph" style:parent-style-name="Standard">
      <style:paragraph-properties fo:text-align="end" style:justify-single-word="false"/>
      <style:text-properties fo:font-size="11pt" style:font-size-asian="11pt"/>
    </style:style>
    <style:style style:name="P4" style:family="paragraph" style:parent-style-name="Body_20_Text_20_Indent_20_3" style:list-style-name="WW8Num2">
      <style:text-properties fo:font-size="11pt" style:font-size-asian="11pt"/>
    </style:style>
    <style:style style:name="P5" style:family="paragraph" style:parent-style-name="Body_20_Text_20_Indent_20_3" style:list-style-name="WW8Num3">
      <style:text-properties fo:font-size="11pt" style:font-size-asian="11pt"/>
    </style:style>
    <style:style style:name="P6" style:family="paragraph" style:parent-style-name="Heading_20_1">
      <style:paragraph-properties fo:text-align="end" style:justify-single-word="false"/>
    </style:style>
    <style:style style:name="P7" style:family="paragraph" style:parent-style-name="Text_20_body" style:master-page-name="Standard">
      <style:paragraph-properties style:page-number="auto"/>
      <style:text-properties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RIENTAÇÕES GERAIS PARA AVALIAÇÃO DOS TRABALHOS DE </text:p>
      <text:p text:style-name="P1">CONCLUSÃO DE CURSO </text:p>
      <text:p text:style-name="P2"/>
      <text:h text:style-name="P6" text:outline-level="1">Coordenação do Curso de Ciência da Computação</text:h>
      <text:p text:style-name="P3"/>
      <text:p text:style-name="P3"/>
      <text:p text:style-name="P2">Na condição de Presidentes das Bancas de defesa de TCC, os orientadores deverão observar as seguintes instruções:</text:p>
      <text:p text:style-name="P2"/>
      <text:list xml:id="list5204870570662752328" text:style-name="WW8Num2">
        <text:list-item>
          <text:p text:style-name="P4">O aluno será avaliado em duas modalidades - avaliação da apresentação oral e análise do trabalho escrito - por uma banca examinadora composta por três membros (ou quatro, caso haja coorientador), que atribuirão, individualmente, nota ao trabalho; </text:p>
        </text:list-item>
      </text:list>
      <text:list xml:id="list2453705265987878292" text:style-name="WW8Num3">
        <text:list-item>
          <text:p text:style-name="P5">No trabalho escrito, cada membro deve avaliar: organização sequencial, argumentação, profundidade do tema, relevância e contribuição acadêmica da pesquisa, correção gramatical, clareza, apresentação estética e adequação aos aspectos formais e às normas da ABNT;</text:p>
        </text:list-item>
        <text:list-item>
          <text:p text:style-name="P5">Na apresentação oral, cada membro deve avaliar: domínio do conteúdo, organização da apresentação, habilidades de comunicação e expressão, capacidade de argumentação, uso dos recursos audiovisuais, correção gramatical e apresentação estética do trabalho;</text:p>
        </text:list-item>
        <text:list-item>
          <text:p text:style-name="P5">Recomenda-se que a defesa do TCC siga a seguinte distribuição de tempo: </text:p>
          <text:list>
            <text:list-item>
              <text:p text:style-name="P5">35 (trinta e cinco) minutos para a apresentação oral pelo candidato, </text:p>
            </text:list-item>
            <text:list-item>
              <text:p text:style-name="P5">30 (trinta) minutos de arguição pelos membros da banca examinadora e</text:p>
            </text:list-item>
            <text:list-item>
              <text:p text:style-name="P5">15 (quinze) minutos de debate público sobre o trabalho.</text:p>
            </text:list-item>
          </text:list>
        </text:list-item>
        <text:list-item>
          <text:p text:style-name="P5">A nota de cada examinador será a soma do trabalho escrito (com valor de 0 a 70 - zero a setenta) e da apresentação oral (com valor de 0 a 30 - zero a trinta), totalizando, assim, nota 100 (cem). A nota final será calculada pela média aritmética das notas finais. É considerado aprovado em Monografia Final em Computação o aluno com média final igual ou superior a 60 (sessenta).</text:p>
        </text:list-item>
        <text:list-item>
          <text:p text:style-name="P5">A avaliação será documentada em ficha de avaliação final e fichas individuais, onde devem constar as notas que cada examinador atribuiu ao aluno (vide documentos em <text:s/>anexo).</text:p>
        </text:list-item>
        <text:list-item>
          <text:p text:style-name="P5">Ao término da defesa, o orientador deverá entregar as fichas de avaliação e a ata de defesa assinadas à Coordenação de Curso.</text:p>
        </text:list-item>
        <text:list-item>
          <text:p text:style-name="P5">A nota final do aluno somente deve ser atribuída ao aluno, via SIGA mediante a entrega da versão final ao Orientador, com as correções sugeridas pela banca, no prazo máximo de 07 (sete) dias corridos após a defesa, desde que não ultrapasse o último dia letivo do semestre.</text:p>
        </text:list-item>
        <text:list-item>
          <text:p text:style-name="P5">A identificação de qualquer tipo de plágio ou a não adoção do padrão de monografia disponibilizado no site do curso resulta em reprovação do trabalho com nota 0 (zero).</text:p>
        </text:list-item>
      </text:list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language="pt" fo:country="BR" style:language-asian="zh" style:country-asian="CN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ody_20_Text_20_Indent_20_3" style:display-name="Body Text Indent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size="11pt" fo:font-weight="bold" style:font-size-asian="11pt" style:font-weight-asian="bold" style:font-weight-complex="bold"/>
    </style:style>
    <style:style style:name="WW8Num2z0" style:family="text">
      <style:text-properties fo:font-size="11pt" style:font-size-asian="11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fo:font-weight="bold" style:font-weight-asian="bold" style:font-name-complex="Tahoma" style:font-weight-complex="bold"/>
    </style:style>
    <style:style style:name="P2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style:font-name-complex="Tahoma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>
        <style:tab-stops>
          <style:tab-stop style:position="7.001cm"/>
        </style:tab-stops>
      </style:paragraph-properties>
      <style:text-properties style:font-name="Tahoma" style:font-name-complex="Tahoma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char" svg:x="10.557cm" svg:y="-0.986cm" svg:width="5.323cm" svg:height="1.76cm" draw:z-index="0"><draw:image xlink:href="Pictures/10000000000000F10000004F7D5C60E8.jpg" xlink:type="simple" xlink:show="embed" xlink:actuate="onLoad"/></draw:frame>INSTITUTO DE CIÊNCIAS EXATAS</text:p>
      <text:p text:style-name="P3">UNIVERSIDADE FEDERAL DE JUIZ DE FORA</text:p>
      <text:p text:style-name="P1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language="pt" fo:country="BR" style:language-asian="zh" style:country-asian="CN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ody_20_Text_20_Indent_20_3" style:display-name="Body Text Indent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size="11pt" fo:font-weight="bold" style:font-size-asian="11pt" style:font-weight-asian="bold" style:font-weight-complex="bold"/>
    </style:style>
    <style:style style:name="WW8Num2z0" style:family="text">
      <style:text-properties fo:font-size="11pt" style:font-size-asian="11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fo:font-weight="bold" style:font-weight-asian="bold" style:font-name-complex="Tahoma" style:font-weight-complex="bold"/>
    </style:style>
    <style:style style:name="P2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style:font-name-complex="Tahoma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>
        <style:tab-stops>
          <style:tab-stop style:position="7.001cm"/>
        </style:tab-stops>
      </style:paragraph-properties>
      <style:text-properties style:font-name="Tahoma" style:font-name-complex="Tahoma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char" svg:x="10.557cm" svg:y="-0.986cm" svg:width="5.323cm" svg:height="1.76cm" draw:z-index="0"><draw:image xlink:href="Pictures/10000000000000F10000004F7D5C60E8.jpg" xlink:type="simple" xlink:show="embed" xlink:actuate="onLoad"/></draw:frame>INSTITUTO DE CIÊNCIAS EXATAS</text:p>
      <text:p text:style-name="P3">UNIVERSIDADE FEDERAL DE JUIZ DE FORA</text:p>
      <text:p text:style-name="P1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language="pt" fo:country="BR" style:language-asian="zh" style:country-asian="CN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ody_20_Text_20_Indent_20_3" style:display-name="Body Text Indent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size="11pt" fo:font-weight="bold" style:font-size-asian="11pt" style:font-weight-asian="bold" style:font-weight-complex="bold"/>
    </style:style>
    <style:style style:name="WW8Num2z0" style:family="text">
      <style:text-properties fo:font-size="11pt" style:font-size-asian="11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fo:font-weight="bold" style:font-weight-asian="bold" style:font-name-complex="Tahoma" style:font-weight-complex="bold"/>
    </style:style>
    <style:style style:name="P2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style:font-name-complex="Tahoma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>
        <style:tab-stops>
          <style:tab-stop style:position="7.001cm"/>
        </style:tab-stops>
      </style:paragraph-properties>
      <style:text-properties style:font-name="Tahoma" style:font-name-complex="Tahoma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char" svg:x="10.557cm" svg:y="-0.986cm" svg:width="5.323cm" svg:height="1.76cm" draw:z-index="0"><draw:image xlink:href="Pictures/10000000000000F10000004F7D5C60E8.jpg" xlink:type="simple" xlink:show="embed" xlink:actuate="onLoad"/></draw:frame>INSTITUTO DE CIÊNCIAS EXATAS</text:p>
      <text:p text:style-name="P3">UNIVERSIDADE FEDERAL DE JUIZ DE FORA</text:p>
      <text:p text:style-name="P1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language="pt" fo:country="BR" style:language-asian="zh" style:country-asian="CN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ody_20_Text_20_Indent_20_3" style:display-name="Body Text Indent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size="11pt" fo:font-weight="bold" style:font-size-asian="11pt" style:font-weight-asian="bold" style:font-weight-complex="bold"/>
    </style:style>
    <style:style style:name="WW8Num2z0" style:family="text">
      <style:text-properties fo:font-size="11pt" style:font-size-asian="11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